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3_27A_25441" table:style-name="ta1">
        <table:shapes>
          <draw:frame draw:z-index="0" draw:style-name="gr1" draw:text-style-name="P1" svg:width="30.324cm" svg:height="17.123cm" svg:x="4.317cm" svg:y="0.108cm">
            <draw:object draw:notify-on-update-of-ranges="03_27A_25441.A1:03_27A_25441.A244 03_27A_25441.B1:03_27A_25441.B2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5.5665831" calcext:value-type="float">
            <text:p>5,5665831</text:p>
          </table:table-cell>
          <table:table-cell office:value-type="float" office:value="11.8918025" calcext:value-type="float">
            <text:p>11,8918025</text:p>
          </table:table-cell>
        </table:table-row>
        <table:table-row table:style-name="ro1">
          <table:table-cell office:value-type="float" office:value="4.6206776" calcext:value-type="float">
            <text:p>4,6206776</text:p>
          </table:table-cell>
          <table:table-cell office:value-type="float" office:value="11.3896014" calcext:value-type="float">
            <text:p>11,3896014</text:p>
          </table:table-cell>
        </table:table-row>
        <table:table-row table:style-name="ro1">
          <table:table-cell office:value-type="float" office:value="7.120262" calcext:value-type="float">
            <text:p>7,120262</text:p>
          </table:table-cell>
          <table:table-cell office:value-type="float" office:value="11.7634203" calcext:value-type="float">
            <text:p>11,7634203</text:p>
          </table:table-cell>
        </table:table-row>
        <table:table-row table:style-name="ro1">
          <table:table-cell office:value-type="float" office:value="5.5875493" calcext:value-type="float">
            <text:p>5,5875493</text:p>
          </table:table-cell>
          <table:table-cell office:value-type="float" office:value="12.1718477" calcext:value-type="float">
            <text:p>12,1718477</text:p>
          </table:table-cell>
        </table:table-row>
        <table:table-row table:style-name="ro1">
          <table:table-cell office:value-type="float" office:value="6.2841718" calcext:value-type="float">
            <text:p>6,2841718</text:p>
          </table:table-cell>
          <table:table-cell office:value-type="float" office:value="11.9174176" calcext:value-type="float">
            <text:p>11,9174176</text:p>
          </table:table-cell>
        </table:table-row>
        <table:table-row table:style-name="ro1">
          <table:table-cell office:value-type="float" office:value="5.5685263" calcext:value-type="float">
            <text:p>5,5685263</text:p>
          </table:table-cell>
          <table:table-cell office:value-type="float" office:value="11.4873668" calcext:value-type="float">
            <text:p>11,4873668</text:p>
          </table:table-cell>
        </table:table-row>
        <table:table-row table:style-name="ro1">
          <table:table-cell office:value-type="float" office:value="4.86796" calcext:value-type="float">
            <text:p>4,86796</text:p>
          </table:table-cell>
          <table:table-cell office:value-type="float" office:value="11.5632508" calcext:value-type="float">
            <text:p>11,5632508</text:p>
          </table:table-cell>
        </table:table-row>
        <table:table-row table:style-name="ro1">
          <table:table-cell office:value-type="float" office:value="4.1772069" calcext:value-type="float">
            <text:p>4,1772069</text:p>
          </table:table-cell>
          <table:table-cell office:value-type="float" office:value="20.7473625" calcext:value-type="float">
            <text:p>20,7473625</text:p>
          </table:table-cell>
        </table:table-row>
        <table:table-row table:style-name="ro1">
          <table:table-cell office:value-type="float" office:value="4.9179813" calcext:value-type="float">
            <text:p>4,9179813</text:p>
          </table:table-cell>
          <table:table-cell office:value-type="float" office:value="12.0842552" calcext:value-type="float">
            <text:p>12,0842552</text:p>
          </table:table-cell>
        </table:table-row>
        <table:table-row table:style-name="ro1">
          <table:table-cell office:value-type="float" office:value="4.581111" calcext:value-type="float">
            <text:p>4,581111</text:p>
          </table:table-cell>
          <table:table-cell office:value-type="float" office:value="10.721067" calcext:value-type="float">
            <text:p>10,721067</text:p>
          </table:table-cell>
        </table:table-row>
        <table:table-row table:style-name="ro1">
          <table:table-cell office:value-type="float" office:value="5.8939891" calcext:value-type="float">
            <text:p>5,8939891</text:p>
          </table:table-cell>
          <table:table-cell office:value-type="float" office:value="11.5252189" calcext:value-type="float">
            <text:p>11,5252189</text:p>
          </table:table-cell>
        </table:table-row>
        <table:table-row table:style-name="ro1">
          <table:table-cell office:value-type="float" office:value="3.112013" calcext:value-type="float">
            <text:p>3,112013</text:p>
          </table:table-cell>
          <table:table-cell office:value-type="float" office:value="21.0477485" calcext:value-type="float">
            <text:p>21,0477485</text:p>
          </table:table-cell>
        </table:table-row>
        <table:table-row table:style-name="ro1">
          <table:table-cell office:value-type="float" office:value="3.4036304" calcext:value-type="float">
            <text:p>3,4036304</text:p>
          </table:table-cell>
          <table:table-cell office:value-type="float" office:value="21.4257977" calcext:value-type="float">
            <text:p>21,4257977</text:p>
          </table:table-cell>
        </table:table-row>
        <table:table-row table:style-name="ro1">
          <table:table-cell office:value-type="float" office:value="5.9883609" calcext:value-type="float">
            <text:p>5,9883609</text:p>
          </table:table-cell>
          <table:table-cell office:value-type="float" office:value="11.5487491" calcext:value-type="float">
            <text:p>11,5487491</text:p>
          </table:table-cell>
        </table:table-row>
        <table:table-row table:style-name="ro1">
          <table:table-cell office:value-type="float" office:value="4.3241575" calcext:value-type="float">
            <text:p>4,3241575</text:p>
          </table:table-cell>
          <table:table-cell office:value-type="float" office:value="12.0544816" calcext:value-type="float">
            <text:p>12,0544816</text:p>
          </table:table-cell>
        </table:table-row>
        <table:table-row table:style-name="ro1">
          <table:table-cell office:value-type="float" office:value="4.4782004" calcext:value-type="float">
            <text:p>4,4782004</text:p>
          </table:table-cell>
          <table:table-cell office:value-type="float" office:value="11.1855622" calcext:value-type="float">
            <text:p>11,1855622</text:p>
          </table:table-cell>
        </table:table-row>
        <table:table-row table:style-name="ro1">
          <table:table-cell office:value-type="float" office:value="3.8869961" calcext:value-type="float">
            <text:p>3,8869961</text:p>
          </table:table-cell>
          <table:table-cell office:value-type="float" office:value="10.7839758" calcext:value-type="float">
            <text:p>10,7839758</text:p>
          </table:table-cell>
        </table:table-row>
        <table:table-row table:style-name="ro1">
          <table:table-cell office:value-type="float" office:value="3.6804906" calcext:value-type="float">
            <text:p>3,6804906</text:p>
          </table:table-cell>
          <table:table-cell office:value-type="float" office:value="21.4335491" calcext:value-type="float">
            <text:p>21,4335491</text:p>
          </table:table-cell>
        </table:table-row>
        <table:table-row table:style-name="ro1">
          <table:table-cell office:value-type="float" office:value="3.8474741" calcext:value-type="float">
            <text:p>3,8474741</text:p>
          </table:table-cell>
          <table:table-cell office:value-type="float" office:value="12.0283005" calcext:value-type="float">
            <text:p>12,0283005</text:p>
          </table:table-cell>
        </table:table-row>
        <table:table-row table:style-name="ro1">
          <table:table-cell office:value-type="float" office:value="3.9285397" calcext:value-type="float">
            <text:p>3,9285397</text:p>
          </table:table-cell>
          <table:table-cell office:value-type="float" office:value="20.7155362" calcext:value-type="float">
            <text:p>20,7155362</text:p>
          </table:table-cell>
        </table:table-row>
        <table:table-row table:style-name="ro1">
          <table:table-cell office:value-type="float" office:value="3.3934729" calcext:value-type="float">
            <text:p>3,3934729</text:p>
          </table:table-cell>
          <table:table-cell office:value-type="float" office:value="21.2638153" calcext:value-type="float">
            <text:p>21,2638153</text:p>
          </table:table-cell>
        </table:table-row>
        <table:table-row table:style-name="ro1">
          <table:table-cell office:value-type="float" office:value="5.2914858" calcext:value-type="float">
            <text:p>5,2914858</text:p>
          </table:table-cell>
          <table:table-cell office:value-type="float" office:value="10.9372419" calcext:value-type="float">
            <text:p>10,9372419</text:p>
          </table:table-cell>
        </table:table-row>
        <table:table-row table:style-name="ro1">
          <table:table-cell office:value-type="float" office:value="7.8249142" calcext:value-type="float">
            <text:p>7,8249142</text:p>
          </table:table-cell>
          <table:table-cell office:value-type="float" office:value="10.6613824" calcext:value-type="float">
            <text:p>10,6613824</text:p>
          </table:table-cell>
        </table:table-row>
        <table:table-row table:style-name="ro1">
          <table:table-cell office:value-type="float" office:value="4.7500249" calcext:value-type="float">
            <text:p>4,7500249</text:p>
          </table:table-cell>
          <table:table-cell office:value-type="float" office:value="11.5242015" calcext:value-type="float">
            <text:p>11,5242015</text:p>
          </table:table-cell>
        </table:table-row>
        <table:table-row table:style-name="ro1">
          <table:table-cell office:value-type="float" office:value="2.8554209" calcext:value-type="float">
            <text:p>2,8554209</text:p>
          </table:table-cell>
          <table:table-cell office:value-type="float" office:value="20.4047087" calcext:value-type="float">
            <text:p>20,4047087</text:p>
          </table:table-cell>
        </table:table-row>
        <table:table-row table:style-name="ro1">
          <table:table-cell office:value-type="float" office:value="5.5346703" calcext:value-type="float">
            <text:p>5,5346703</text:p>
          </table:table-cell>
          <table:table-cell office:value-type="float" office:value="20.4783003" calcext:value-type="float">
            <text:p>20,4783003</text:p>
          </table:table-cell>
        </table:table-row>
        <table:table-row table:style-name="ro1">
          <table:table-cell office:value-type="float" office:value="3.2748297" calcext:value-type="float">
            <text:p>3,2748297</text:p>
          </table:table-cell>
          <table:table-cell office:value-type="float" office:value="20.819098" calcext:value-type="float">
            <text:p>20,819098</text:p>
          </table:table-cell>
        </table:table-row>
        <table:table-row table:style-name="ro1">
          <table:table-cell office:value-type="float" office:value="4.0339336" calcext:value-type="float">
            <text:p>4,0339336</text:p>
          </table:table-cell>
          <table:table-cell office:value-type="float" office:value="21.2351713" calcext:value-type="float">
            <text:p>21,2351713</text:p>
          </table:table-cell>
        </table:table-row>
        <table:table-row table:style-name="ro1">
          <table:table-cell office:value-type="float" office:value="3.6559042" calcext:value-type="float">
            <text:p>3,6559042</text:p>
          </table:table-cell>
          <table:table-cell office:value-type="float" office:value="11.7807084" calcext:value-type="float">
            <text:p>11,7807084</text:p>
          </table:table-cell>
        </table:table-row>
        <table:table-row table:style-name="ro1">
          <table:table-cell office:value-type="float" office:value="6.586315" calcext:value-type="float">
            <text:p>6,586315</text:p>
          </table:table-cell>
          <table:table-cell office:value-type="float" office:value="11.6840582" calcext:value-type="float">
            <text:p>11,6840582</text:p>
          </table:table-cell>
        </table:table-row>
        <table:table-row table:style-name="ro1">
          <table:table-cell office:value-type="float" office:value="3.8261264" calcext:value-type="float">
            <text:p>3,8261264</text:p>
          </table:table-cell>
          <table:table-cell office:value-type="float" office:value="11.9719106" calcext:value-type="float">
            <text:p>11,9719106</text:p>
          </table:table-cell>
        </table:table-row>
        <table:table-row table:style-name="ro1">
          <table:table-cell office:value-type="float" office:value="1.5350694" calcext:value-type="float">
            <text:p>1,5350694</text:p>
          </table:table-cell>
          <table:table-cell office:value-type="float" office:value="20.9979765" calcext:value-type="float">
            <text:p>20,9979765</text:p>
          </table:table-cell>
        </table:table-row>
        <table:table-row table:style-name="ro1">
          <table:table-cell office:value-type="float" office:value="4.9822844" calcext:value-type="float">
            <text:p>4,9822844</text:p>
          </table:table-cell>
          <table:table-cell office:value-type="float" office:value="12.0466694" calcext:value-type="float">
            <text:p>12,0466694</text:p>
          </table:table-cell>
        </table:table-row>
        <table:table-row table:style-name="ro1">
          <table:table-cell office:value-type="float" office:value="7.17879" calcext:value-type="float">
            <text:p>7,17879</text:p>
          </table:table-cell>
          <table:table-cell office:value-type="float" office:value="11.5162869" calcext:value-type="float">
            <text:p>11,5162869</text:p>
          </table:table-cell>
        </table:table-row>
        <table:table-row table:style-name="ro1">
          <table:table-cell office:value-type="float" office:value="3.744775" calcext:value-type="float">
            <text:p>3,744775</text:p>
          </table:table-cell>
          <table:table-cell office:value-type="float" office:value="20.8785812" calcext:value-type="float">
            <text:p>20,8785812</text:p>
          </table:table-cell>
        </table:table-row>
        <table:table-row table:style-name="ro1">
          <table:table-cell office:value-type="float" office:value="3.8470037" calcext:value-type="float">
            <text:p>3,8470037</text:p>
          </table:table-cell>
          <table:table-cell office:value-type="float" office:value="10.8732523" calcext:value-type="float">
            <text:p>10,8732523</text:p>
          </table:table-cell>
        </table:table-row>
        <table:table-row table:style-name="ro1">
          <table:table-cell office:value-type="float" office:value="2.5695776" calcext:value-type="float">
            <text:p>2,5695776</text:p>
          </table:table-cell>
          <table:table-cell office:value-type="float" office:value="21.2789648" calcext:value-type="float">
            <text:p>21,2789648</text:p>
          </table:table-cell>
        </table:table-row>
        <table:table-row table:style-name="ro1">
          <table:table-cell office:value-type="float" office:value="4.6289161" calcext:value-type="float">
            <text:p>4,6289161</text:p>
          </table:table-cell>
          <table:table-cell office:value-type="float" office:value="12.1951137" calcext:value-type="float">
            <text:p>12,1951137</text:p>
          </table:table-cell>
        </table:table-row>
        <table:table-row table:style-name="ro1">
          <table:table-cell office:value-type="float" office:value="6.6209543" calcext:value-type="float">
            <text:p>6,6209543</text:p>
          </table:table-cell>
          <table:table-cell office:value-type="float" office:value="11.6099846" calcext:value-type="float">
            <text:p>11,6099846</text:p>
          </table:table-cell>
        </table:table-row>
        <table:table-row table:style-name="ro1">
          <table:table-cell office:value-type="float" office:value="6.3898178" calcext:value-type="float">
            <text:p>6,3898178</text:p>
          </table:table-cell>
          <table:table-cell office:value-type="float" office:value="10.9451192" calcext:value-type="float">
            <text:p>10,9451192</text:p>
          </table:table-cell>
        </table:table-row>
        <table:table-row table:style-name="ro1">
          <table:table-cell office:value-type="float" office:value="5.1542998" calcext:value-type="float">
            <text:p>5,1542998</text:p>
          </table:table-cell>
          <table:table-cell office:value-type="float" office:value="10.844894" calcext:value-type="float">
            <text:p>10,844894</text:p>
          </table:table-cell>
        </table:table-row>
        <table:table-row table:style-name="ro1">
          <table:table-cell office:value-type="float" office:value="2.4615038" calcext:value-type="float">
            <text:p>2,4615038</text:p>
          </table:table-cell>
          <table:table-cell office:value-type="float" office:value="20.9454903" calcext:value-type="float">
            <text:p>20,9454903</text:p>
          </table:table-cell>
        </table:table-row>
        <table:table-row table:style-name="ro1">
          <table:table-cell office:value-type="float" office:value="4.3110194" calcext:value-type="float">
            <text:p>4,3110194</text:p>
          </table:table-cell>
          <table:table-cell office:value-type="float" office:value="21.0246203" calcext:value-type="float">
            <text:p>21,0246203</text:p>
          </table:table-cell>
        </table:table-row>
        <table:table-row table:style-name="ro1">
          <table:table-cell office:value-type="float" office:value="6.5157737" calcext:value-type="float">
            <text:p>6,5157737</text:p>
          </table:table-cell>
          <table:table-cell office:value-type="float" office:value="10.8492145" calcext:value-type="float">
            <text:p>10,8492145</text:p>
          </table:table-cell>
        </table:table-row>
        <table:table-row table:style-name="ro1">
          <table:table-cell office:value-type="float" office:value="2.3438796" calcext:value-type="float">
            <text:p>2,3438796</text:p>
          </table:table-cell>
          <table:table-cell office:value-type="float" office:value="21.2852671" calcext:value-type="float">
            <text:p>21,2852671</text:p>
          </table:table-cell>
        </table:table-row>
        <table:table-row table:style-name="ro1">
          <table:table-cell office:value-type="float" office:value="1.5441324" calcext:value-type="float">
            <text:p>1,5441324</text:p>
          </table:table-cell>
          <table:table-cell office:value-type="float" office:value="20.8473725" calcext:value-type="float">
            <text:p>20,8473725</text:p>
          </table:table-cell>
        </table:table-row>
        <table:table-row table:style-name="ro1">
          <table:table-cell office:value-type="float" office:value="3.9636632" calcext:value-type="float">
            <text:p>3,9636632</text:p>
          </table:table-cell>
          <table:table-cell office:value-type="float" office:value="11.8661027" calcext:value-type="float">
            <text:p>11,8661027</text:p>
          </table:table-cell>
        </table:table-row>
        <table:table-row table:style-name="ro1">
          <table:table-cell office:value-type="float" office:value="3.5455113" calcext:value-type="float">
            <text:p>3,5455113</text:p>
          </table:table-cell>
          <table:table-cell office:value-type="float" office:value="20.8095685" calcext:value-type="float">
            <text:p>20,8095685</text:p>
          </table:table-cell>
        </table:table-row>
        <table:table-row table:style-name="ro1">
          <table:table-cell office:value-type="float" office:value="4.6369923" calcext:value-type="float">
            <text:p>4,6369923</text:p>
          </table:table-cell>
          <table:table-cell office:value-type="float" office:value="20.2022635" calcext:value-type="float">
            <text:p>20,2022635</text:p>
          </table:table-cell>
        </table:table-row>
        <table:table-row table:style-name="ro1">
          <table:table-cell office:value-type="float" office:value="3.0995398" calcext:value-type="float">
            <text:p>3,0995398</text:p>
          </table:table-cell>
          <table:table-cell office:value-type="float" office:value="20.3618237" calcext:value-type="float">
            <text:p>20,3618237</text:p>
          </table:table-cell>
        </table:table-row>
        <table:table-row table:style-name="ro1">
          <table:table-cell office:value-type="float" office:value="4.7390153" calcext:value-type="float">
            <text:p>4,7390153</text:p>
          </table:table-cell>
          <table:table-cell office:value-type="float" office:value="11.1072034" calcext:value-type="float">
            <text:p>11,1072034</text:p>
          </table:table-cell>
        </table:table-row>
        <table:table-row table:style-name="ro1">
          <table:table-cell office:value-type="float" office:value="5.7038888" calcext:value-type="float">
            <text:p>5,7038888</text:p>
          </table:table-cell>
          <table:table-cell office:value-type="float" office:value="11.5641902" calcext:value-type="float">
            <text:p>11,5641902</text:p>
          </table:table-cell>
        </table:table-row>
        <table:table-row table:style-name="ro1">
          <table:table-cell office:value-type="float" office:value="6.688638" calcext:value-type="float">
            <text:p>6,688638</text:p>
          </table:table-cell>
          <table:table-cell office:value-type="float" office:value="11.6552322" calcext:value-type="float">
            <text:p>11,6552322</text:p>
          </table:table-cell>
        </table:table-row>
        <table:table-row table:style-name="ro1">
          <table:table-cell office:value-type="float" office:value="2.2037658" calcext:value-type="float">
            <text:p>2,2037658</text:p>
          </table:table-cell>
          <table:table-cell office:value-type="float" office:value="21.6050441" calcext:value-type="float">
            <text:p>21,6050441</text:p>
          </table:table-cell>
        </table:table-row>
        <table:table-row table:style-name="ro1">
          <table:table-cell office:value-type="float" office:value="3.0925397" calcext:value-type="float">
            <text:p>3,0925397</text:p>
          </table:table-cell>
          <table:table-cell office:value-type="float" office:value="20.3998272" calcext:value-type="float">
            <text:p>20,3998272</text:p>
          </table:table-cell>
        </table:table-row>
        <table:table-row table:style-name="ro1">
          <table:table-cell office:value-type="float" office:value="6.4964366" calcext:value-type="float">
            <text:p>6,4964366</text:p>
          </table:table-cell>
          <table:table-cell office:value-type="float" office:value="11.113557" calcext:value-type="float">
            <text:p>11,113557</text:p>
          </table:table-cell>
        </table:table-row>
        <table:table-row table:style-name="ro1">
          <table:table-cell office:value-type="float" office:value="3.9185014" calcext:value-type="float">
            <text:p>3,9185014</text:p>
          </table:table-cell>
          <table:table-cell office:value-type="float" office:value="21.0823341" calcext:value-type="float">
            <text:p>21,0823341</text:p>
          </table:table-cell>
        </table:table-row>
        <table:table-row table:style-name="ro1">
          <table:table-cell office:value-type="float" office:value="3.5503069" calcext:value-type="float">
            <text:p>3,5503069</text:p>
          </table:table-cell>
          <table:table-cell office:value-type="float" office:value="20.8538382" calcext:value-type="float">
            <text:p>20,8538382</text:p>
          </table:table-cell>
        </table:table-row>
        <table:table-row table:style-name="ro1">
          <table:table-cell office:value-type="float" office:value="2.0800044" calcext:value-type="float">
            <text:p>2,0800044</text:p>
          </table:table-cell>
          <table:table-cell office:value-type="float" office:value="20.6447004" calcext:value-type="float">
            <text:p>20,6447004</text:p>
          </table:table-cell>
        </table:table-row>
        <table:table-row table:style-name="ro1">
          <table:table-cell office:value-type="float" office:value="5.1795865" calcext:value-type="float">
            <text:p>5,1795865</text:p>
          </table:table-cell>
          <table:table-cell office:value-type="float" office:value="11.4278234" calcext:value-type="float">
            <text:p>11,4278234</text:p>
          </table:table-cell>
        </table:table-row>
        <table:table-row table:style-name="ro1">
          <table:table-cell office:value-type="float" office:value="4.1512094" calcext:value-type="float">
            <text:p>4,1512094</text:p>
          </table:table-cell>
          <table:table-cell office:value-type="float" office:value="20.5665984" calcext:value-type="float">
            <text:p>20,5665984</text:p>
          </table:table-cell>
        </table:table-row>
        <table:table-row table:style-name="ro1">
          <table:table-cell office:value-type="float" office:value="3.3595248" calcext:value-type="float">
            <text:p>3,3595248</text:p>
          </table:table-cell>
          <table:table-cell office:value-type="float" office:value="11.6908256" calcext:value-type="float">
            <text:p>11,6908256</text:p>
          </table:table-cell>
        </table:table-row>
        <table:table-row table:style-name="ro1">
          <table:table-cell office:value-type="float" office:value="3.3242646" calcext:value-type="float">
            <text:p>3,3242646</text:p>
          </table:table-cell>
          <table:table-cell office:value-type="float" office:value="10.7806806" calcext:value-type="float">
            <text:p>10,7806806</text:p>
          </table:table-cell>
        </table:table-row>
        <table:table-row table:style-name="ro1">
          <table:table-cell office:value-type="float" office:value="3.5037679" calcext:value-type="float">
            <text:p>3,5037679</text:p>
          </table:table-cell>
          <table:table-cell office:value-type="float" office:value="20.9561425" calcext:value-type="float">
            <text:p>20,9561425</text:p>
          </table:table-cell>
        </table:table-row>
        <table:table-row table:style-name="ro1">
          <table:table-cell office:value-type="float" office:value="4.4813742" calcext:value-type="float">
            <text:p>4,4813742</text:p>
          </table:table-cell>
          <table:table-cell office:value-type="float" office:value="10.713025" calcext:value-type="float">
            <text:p>10,713025</text:p>
          </table:table-cell>
        </table:table-row>
        <table:table-row table:style-name="ro1">
          <table:table-cell office:value-type="float" office:value="5.4728701" calcext:value-type="float">
            <text:p>5,4728701</text:p>
          </table:table-cell>
          <table:table-cell office:value-type="float" office:value="11.7946714" calcext:value-type="float">
            <text:p>11,7946714</text:p>
          </table:table-cell>
        </table:table-row>
        <table:table-row table:style-name="ro1">
          <table:table-cell office:value-type="float" office:value="6.4313827" calcext:value-type="float">
            <text:p>6,4313827</text:p>
          </table:table-cell>
          <table:table-cell office:value-type="float" office:value="10.8518471" calcext:value-type="float">
            <text:p>10,8518471</text:p>
          </table:table-cell>
        </table:table-row>
        <table:table-row table:style-name="ro1">
          <table:table-cell office:value-type="float" office:value="3.8344033" calcext:value-type="float">
            <text:p>3,8344033</text:p>
          </table:table-cell>
          <table:table-cell office:value-type="float" office:value="22.0532455" calcext:value-type="float">
            <text:p>22,0532455</text:p>
          </table:table-cell>
        </table:table-row>
        <table:table-row table:style-name="ro1">
          <table:table-cell office:value-type="float" office:value="6.5346849" calcext:value-type="float">
            <text:p>6,5346849</text:p>
          </table:table-cell>
          <table:table-cell office:value-type="float" office:value="11.7919236" calcext:value-type="float">
            <text:p>11,7919236</text:p>
          </table:table-cell>
        </table:table-row>
        <table:table-row table:style-name="ro1">
          <table:table-cell office:value-type="float" office:value="3.7991208" calcext:value-type="float">
            <text:p>3,7991208</text:p>
          </table:table-cell>
          <table:table-cell office:value-type="float" office:value="10.8874983" calcext:value-type="float">
            <text:p>10,8874983</text:p>
          </table:table-cell>
        </table:table-row>
        <table:table-row table:style-name="ro1">
          <table:table-cell office:value-type="float" office:value="3.428303" calcext:value-type="float">
            <text:p>3,428303</text:p>
          </table:table-cell>
          <table:table-cell office:value-type="float" office:value="21.3826808" calcext:value-type="float">
            <text:p>21,3826808</text:p>
          </table:table-cell>
        </table:table-row>
        <table:table-row table:style-name="ro1">
          <table:table-cell office:value-type="float" office:value="5.8411956" calcext:value-type="float">
            <text:p>5,8411956</text:p>
          </table:table-cell>
          <table:table-cell office:value-type="float" office:value="12.0079272" calcext:value-type="float">
            <text:p>12,0079272</text:p>
          </table:table-cell>
        </table:table-row>
        <table:table-row table:style-name="ro1">
          <table:table-cell office:value-type="float" office:value="3.8493762" calcext:value-type="float">
            <text:p>3,8493762</text:p>
          </table:table-cell>
          <table:table-cell office:value-type="float" office:value="11.6656399" calcext:value-type="float">
            <text:p>11,6656399</text:p>
          </table:table-cell>
        </table:table-row>
        <table:table-row table:style-name="ro1">
          <table:table-cell office:value-type="float" office:value="4.3070373" calcext:value-type="float">
            <text:p>4,3070373</text:p>
          </table:table-cell>
          <table:table-cell office:value-type="float" office:value="12.092929" calcext:value-type="float">
            <text:p>12,092929</text:p>
          </table:table-cell>
        </table:table-row>
        <table:table-row table:style-name="ro1">
          <table:table-cell office:value-type="float" office:value="1.0808762" calcext:value-type="float">
            <text:p>1,0808762</text:p>
          </table:table-cell>
          <table:table-cell office:value-type="float" office:value="20.8151513" calcext:value-type="float">
            <text:p>20,8151513</text:p>
          </table:table-cell>
        </table:table-row>
        <table:table-row table:style-name="ro1">
          <table:table-cell office:value-type="float" office:value="2.2292126" calcext:value-type="float">
            <text:p>2,2292126</text:p>
          </table:table-cell>
          <table:table-cell office:value-type="float" office:value="21.3613995" calcext:value-type="float">
            <text:p>21,3613995</text:p>
          </table:table-cell>
        </table:table-row>
        <table:table-row table:style-name="ro1">
          <table:table-cell office:value-type="float" office:value="5.4512314" calcext:value-type="float">
            <text:p>5,4512314</text:p>
          </table:table-cell>
          <table:table-cell office:value-type="float" office:value="20.7676854" calcext:value-type="float">
            <text:p>20,7676854</text:p>
          </table:table-cell>
        </table:table-row>
        <table:table-row table:style-name="ro1">
          <table:table-cell office:value-type="float" office:value="4.3036978" calcext:value-type="float">
            <text:p>4,3036978</text:p>
          </table:table-cell>
          <table:table-cell office:value-type="float" office:value="11.6530926" calcext:value-type="float">
            <text:p>11,6530926</text:p>
          </table:table-cell>
        </table:table-row>
        <table:table-row table:style-name="ro1">
          <table:table-cell office:value-type="float" office:value="3.8244265" calcext:value-type="float">
            <text:p>3,8244265</text:p>
          </table:table-cell>
          <table:table-cell office:value-type="float" office:value="20.8203814" calcext:value-type="float">
            <text:p>20,8203814</text:p>
          </table:table-cell>
        </table:table-row>
        <table:table-row table:style-name="ro1">
          <table:table-cell office:value-type="float" office:value="4.8365895" calcext:value-type="float">
            <text:p>4,8365895</text:p>
          </table:table-cell>
          <table:table-cell office:value-type="float" office:value="11.1806616" calcext:value-type="float">
            <text:p>11,1806616</text:p>
          </table:table-cell>
        </table:table-row>
        <table:table-row table:style-name="ro1">
          <table:table-cell office:value-type="float" office:value="3.8349284" calcext:value-type="float">
            <text:p>3,8349284</text:p>
          </table:table-cell>
          <table:table-cell office:value-type="float" office:value="20.7530061" calcext:value-type="float">
            <text:p>20,7530061</text:p>
          </table:table-cell>
        </table:table-row>
        <table:table-row table:style-name="ro1">
          <table:table-cell office:value-type="float" office:value="5.1555442" calcext:value-type="float">
            <text:p>5,1555442</text:p>
          </table:table-cell>
          <table:table-cell office:value-type="float" office:value="12.2928426" calcext:value-type="float">
            <text:p>12,2928426</text:p>
          </table:table-cell>
        </table:table-row>
        <table:table-row table:style-name="ro1">
          <table:table-cell office:value-type="float" office:value="4.1050016" calcext:value-type="float">
            <text:p>4,1050016</text:p>
          </table:table-cell>
          <table:table-cell office:value-type="float" office:value="11.7104996" calcext:value-type="float">
            <text:p>11,7104996</text:p>
          </table:table-cell>
        </table:table-row>
        <table:table-row table:style-name="ro1">
          <table:table-cell office:value-type="float" office:value="5.9689993" calcext:value-type="float">
            <text:p>5,9689993</text:p>
          </table:table-cell>
          <table:table-cell office:value-type="float" office:value="11.7939877" calcext:value-type="float">
            <text:p>11,7939877</text:p>
          </table:table-cell>
        </table:table-row>
        <table:table-row table:style-name="ro1">
          <table:table-cell office:value-type="float" office:value="4.5325955" calcext:value-type="float">
            <text:p>4,5325955</text:p>
          </table:table-cell>
          <table:table-cell office:value-type="float" office:value="11.6105429" calcext:value-type="float">
            <text:p>11,6105429</text:p>
          </table:table-cell>
        </table:table-row>
        <table:table-row table:style-name="ro1">
          <table:table-cell office:value-type="float" office:value="6.0891111" calcext:value-type="float">
            <text:p>6,0891111</text:p>
          </table:table-cell>
          <table:table-cell office:value-type="float" office:value="11.0135254" calcext:value-type="float">
            <text:p>11,0135254</text:p>
          </table:table-cell>
        </table:table-row>
        <table:table-row table:style-name="ro1">
          <table:table-cell office:value-type="float" office:value="6.1229922" calcext:value-type="float">
            <text:p>6,1229922</text:p>
          </table:table-cell>
          <table:table-cell office:value-type="float" office:value="11.6044219" calcext:value-type="float">
            <text:p>11,6044219</text:p>
          </table:table-cell>
        </table:table-row>
        <table:table-row table:style-name="ro1">
          <table:table-cell office:value-type="float" office:value="6.0333639" calcext:value-type="float">
            <text:p>6,0333639</text:p>
          </table:table-cell>
          <table:table-cell office:value-type="float" office:value="11.8671678" calcext:value-type="float">
            <text:p>11,8671678</text:p>
          </table:table-cell>
        </table:table-row>
        <table:table-row table:style-name="ro1">
          <table:table-cell office:value-type="float" office:value="4.9715493" calcext:value-type="float">
            <text:p>4,9715493</text:p>
          </table:table-cell>
          <table:table-cell office:value-type="float" office:value="11.7619837" calcext:value-type="float">
            <text:p>11,7619837</text:p>
          </table:table-cell>
        </table:table-row>
        <table:table-row table:style-name="ro1">
          <table:table-cell office:value-type="float" office:value="1.6903155" calcext:value-type="float">
            <text:p>1,6903155</text:p>
          </table:table-cell>
          <table:table-cell office:value-type="float" office:value="21.1208055" calcext:value-type="float">
            <text:p>21,1208055</text:p>
          </table:table-cell>
        </table:table-row>
        <table:table-row table:style-name="ro1">
          <table:table-cell office:value-type="float" office:value="1.916045" calcext:value-type="float">
            <text:p>1,916045</text:p>
          </table:table-cell>
          <table:table-cell office:value-type="float" office:value="20.5344313" calcext:value-type="float">
            <text:p>20,5344313</text:p>
          </table:table-cell>
        </table:table-row>
        <table:table-row table:style-name="ro1">
          <table:table-cell office:value-type="float" office:value="4.1458641" calcext:value-type="float">
            <text:p>4,1458641</text:p>
          </table:table-cell>
          <table:table-cell office:value-type="float" office:value="11.4593617" calcext:value-type="float">
            <text:p>11,4593617</text:p>
          </table:table-cell>
        </table:table-row>
        <table:table-row table:style-name="ro1">
          <table:table-cell office:value-type="float" office:value="5.6286014" calcext:value-type="float">
            <text:p>5,6286014</text:p>
          </table:table-cell>
          <table:table-cell office:value-type="float" office:value="11.0699647" calcext:value-type="float">
            <text:p>11,0699647</text:p>
          </table:table-cell>
        </table:table-row>
        <table:table-row table:style-name="ro1">
          <table:table-cell office:value-type="float" office:value="4.3124671" calcext:value-type="float">
            <text:p>4,3124671</text:p>
          </table:table-cell>
          <table:table-cell office:value-type="float" office:value="20.3495524" calcext:value-type="float">
            <text:p>20,3495524</text:p>
          </table:table-cell>
        </table:table-row>
        <table:table-row table:style-name="ro1">
          <table:table-cell office:value-type="float" office:value="7.4362589" calcext:value-type="float">
            <text:p>7,4362589</text:p>
          </table:table-cell>
          <table:table-cell office:value-type="float" office:value="11.8385578" calcext:value-type="float">
            <text:p>11,8385578</text:p>
          </table:table-cell>
        </table:table-row>
        <table:table-row table:style-name="ro1">
          <table:table-cell office:value-type="float" office:value="4.0567331" calcext:value-type="float">
            <text:p>4,0567331</text:p>
          </table:table-cell>
          <table:table-cell office:value-type="float" office:value="20.0795431" calcext:value-type="float">
            <text:p>20,0795431</text:p>
          </table:table-cell>
        </table:table-row>
        <table:table-row table:style-name="ro1">
          <table:table-cell office:value-type="float" office:value="5.3949946" calcext:value-type="float">
            <text:p>5,3949946</text:p>
          </table:table-cell>
          <table:table-cell office:value-type="float" office:value="11.1046462" calcext:value-type="float">
            <text:p>11,1046462</text:p>
          </table:table-cell>
        </table:table-row>
        <table:table-row table:style-name="ro1">
          <table:table-cell office:value-type="float" office:value="4.2160508" calcext:value-type="float">
            <text:p>4,2160508</text:p>
          </table:table-cell>
          <table:table-cell office:value-type="float" office:value="11.021296" calcext:value-type="float">
            <text:p>11,021296</text:p>
          </table:table-cell>
        </table:table-row>
        <table:table-row table:style-name="ro1">
          <table:table-cell office:value-type="float" office:value="4.1244553" calcext:value-type="float">
            <text:p>4,1244553</text:p>
          </table:table-cell>
          <table:table-cell office:value-type="float" office:value="20.5898863" calcext:value-type="float">
            <text:p>20,5898863</text:p>
          </table:table-cell>
        </table:table-row>
        <table:table-row table:style-name="ro1">
          <table:table-cell office:value-type="float" office:value="7.1878308" calcext:value-type="float">
            <text:p>7,1878308</text:p>
          </table:table-cell>
          <table:table-cell office:value-type="float" office:value="11.2820897" calcext:value-type="float">
            <text:p>11,2820897</text:p>
          </table:table-cell>
        </table:table-row>
        <table:table-row table:style-name="ro1">
          <table:table-cell office:value-type="float" office:value="4.5955332" calcext:value-type="float">
            <text:p>4,5955332</text:p>
          </table:table-cell>
          <table:table-cell office:value-type="float" office:value="21.5144239" calcext:value-type="float">
            <text:p>21,5144239</text:p>
          </table:table-cell>
        </table:table-row>
        <table:table-row table:style-name="ro1">
          <table:table-cell office:value-type="float" office:value="5.4699353" calcext:value-type="float">
            <text:p>5,4699353</text:p>
          </table:table-cell>
          <table:table-cell office:value-type="float" office:value="11.6379467" calcext:value-type="float">
            <text:p>11,6379467</text:p>
          </table:table-cell>
        </table:table-row>
        <table:table-row table:style-name="ro1">
          <table:table-cell office:value-type="float" office:value="2.5059553" calcext:value-type="float">
            <text:p>2,5059553</text:p>
          </table:table-cell>
          <table:table-cell office:value-type="float" office:value="19.8200515" calcext:value-type="float">
            <text:p>19,8200515</text:p>
          </table:table-cell>
        </table:table-row>
        <table:table-row table:style-name="ro1">
          <table:table-cell office:value-type="float" office:value="6.3010833" calcext:value-type="float">
            <text:p>6,3010833</text:p>
          </table:table-cell>
          <table:table-cell office:value-type="float" office:value="11.6268651" calcext:value-type="float">
            <text:p>11,6268651</text:p>
          </table:table-cell>
        </table:table-row>
        <table:table-row table:style-name="ro1">
          <table:table-cell office:value-type="float" office:value="3.8421259" calcext:value-type="float">
            <text:p>3,8421259</text:p>
          </table:table-cell>
          <table:table-cell office:value-type="float" office:value="20.4390538" calcext:value-type="float">
            <text:p>20,4390538</text:p>
          </table:table-cell>
        </table:table-row>
        <table:table-row table:style-name="ro1">
          <table:table-cell office:value-type="float" office:value="6.2936847" calcext:value-type="float">
            <text:p>6,2936847</text:p>
          </table:table-cell>
          <table:table-cell office:value-type="float" office:value="11.2597046" calcext:value-type="float">
            <text:p>11,2597046</text:p>
          </table:table-cell>
        </table:table-row>
        <table:table-row table:style-name="ro1">
          <table:table-cell office:value-type="float" office:value="6.2463652" calcext:value-type="float">
            <text:p>6,2463652</text:p>
          </table:table-cell>
          <table:table-cell office:value-type="float" office:value="11.8595894" calcext:value-type="float">
            <text:p>11,8595894</text:p>
          </table:table-cell>
        </table:table-row>
        <table:table-row table:style-name="ro1">
          <table:table-cell office:value-type="float" office:value="4.5514614" calcext:value-type="float">
            <text:p>4,5514614</text:p>
          </table:table-cell>
          <table:table-cell office:value-type="float" office:value="12.1702084" calcext:value-type="float">
            <text:p>12,1702084</text:p>
          </table:table-cell>
        </table:table-row>
        <table:table-row table:style-name="ro1">
          <table:table-cell office:value-type="float" office:value="4.361887" calcext:value-type="float">
            <text:p>4,361887</text:p>
          </table:table-cell>
          <table:table-cell office:value-type="float" office:value="21.1931435" calcext:value-type="float">
            <text:p>21,1931435</text:p>
          </table:table-cell>
        </table:table-row>
        <table:table-row table:style-name="ro1">
          <table:table-cell office:value-type="float" office:value="5.4955474" calcext:value-type="float">
            <text:p>5,4955474</text:p>
          </table:table-cell>
          <table:table-cell office:value-type="float" office:value="20.7479193" calcext:value-type="float">
            <text:p>20,7479193</text:p>
          </table:table-cell>
        </table:table-row>
        <table:table-row table:style-name="ro1">
          <table:table-cell office:value-type="float" office:value="4.8674973" calcext:value-type="float">
            <text:p>4,8674973</text:p>
          </table:table-cell>
          <table:table-cell office:value-type="float" office:value="11.3383708" calcext:value-type="float">
            <text:p>11,3383708</text:p>
          </table:table-cell>
        </table:table-row>
        <table:table-row table:style-name="ro1">
          <table:table-cell office:value-type="float" office:value="4.1403422" calcext:value-type="float">
            <text:p>4,1403422</text:p>
          </table:table-cell>
          <table:table-cell office:value-type="float" office:value="10.8639452" calcext:value-type="float">
            <text:p>10,8639452</text:p>
          </table:table-cell>
        </table:table-row>
        <table:table-row table:style-name="ro1">
          <table:table-cell office:value-type="float" office:value="4.0233166" calcext:value-type="float">
            <text:p>4,0233166</text:p>
          </table:table-cell>
          <table:table-cell office:value-type="float" office:value="20.5880357" calcext:value-type="float">
            <text:p>20,5880357</text:p>
          </table:table-cell>
        </table:table-row>
        <table:table-row table:style-name="ro1">
          <table:table-cell office:value-type="float" office:value="1.7352554" calcext:value-type="float">
            <text:p>1,7352554</text:p>
          </table:table-cell>
          <table:table-cell office:value-type="float" office:value="21.5330426" calcext:value-type="float">
            <text:p>21,5330426</text:p>
          </table:table-cell>
        </table:table-row>
        <table:table-row table:style-name="ro1">
          <table:table-cell office:value-type="float" office:value="3.871237" calcext:value-type="float">
            <text:p>3,871237</text:p>
          </table:table-cell>
          <table:table-cell office:value-type="float" office:value="20.4540169" calcext:value-type="float">
            <text:p>20,4540169</text:p>
          </table:table-cell>
        </table:table-row>
        <table:table-row table:style-name="ro1">
          <table:table-cell office:value-type="float" office:value="3.2165678" calcext:value-type="float">
            <text:p>3,2165678</text:p>
          </table:table-cell>
          <table:table-cell office:value-type="float" office:value="20.7055251" calcext:value-type="float">
            <text:p>20,7055251</text:p>
          </table:table-cell>
        </table:table-row>
        <table:table-row table:style-name="ro1">
          <table:table-cell office:value-type="float" office:value="5.8243606" calcext:value-type="float">
            <text:p>5,8243606</text:p>
          </table:table-cell>
          <table:table-cell office:value-type="float" office:value="11.1989827" calcext:value-type="float">
            <text:p>11,1989827</text:p>
          </table:table-cell>
        </table:table-row>
        <table:table-row table:style-name="ro1">
          <table:table-cell office:value-type="float" office:value="3.636864" calcext:value-type="float">
            <text:p>3,636864</text:p>
          </table:table-cell>
          <table:table-cell office:value-type="float" office:value="21.3225884" calcext:value-type="float">
            <text:p>21,3225884</text:p>
          </table:table-cell>
        </table:table-row>
        <table:table-row table:style-name="ro1">
          <table:table-cell office:value-type="float" office:value="6.6181561" calcext:value-type="float">
            <text:p>6,6181561</text:p>
          </table:table-cell>
          <table:table-cell office:value-type="float" office:value="11.3662315" calcext:value-type="float">
            <text:p>11,3662315</text:p>
          </table:table-cell>
        </table:table-row>
        <table:table-row table:style-name="ro1">
          <table:table-cell office:value-type="float" office:value="5.5744543" calcext:value-type="float">
            <text:p>5,5744543</text:p>
          </table:table-cell>
          <table:table-cell office:value-type="float" office:value="12.4408075" calcext:value-type="float">
            <text:p>12,4408075</text:p>
          </table:table-cell>
        </table:table-row>
        <table:table-row table:style-name="ro1">
          <table:table-cell office:value-type="float" office:value="3.3223068" calcext:value-type="float">
            <text:p>3,3223068</text:p>
          </table:table-cell>
          <table:table-cell office:value-type="float" office:value="21.5908186" calcext:value-type="float">
            <text:p>21,5908186</text:p>
          </table:table-cell>
        </table:table-row>
        <table:table-row table:style-name="ro1">
          <table:table-cell office:value-type="float" office:value="6.0951767" calcext:value-type="float">
            <text:p>6,0951767</text:p>
          </table:table-cell>
          <table:table-cell office:value-type="float" office:value="11.5022676" calcext:value-type="float">
            <text:p>11,5022676</text:p>
          </table:table-cell>
        </table:table-row>
        <table:table-row table:style-name="ro1">
          <table:table-cell office:value-type="float" office:value="3.5793193" calcext:value-type="float">
            <text:p>3,5793193</text:p>
          </table:table-cell>
          <table:table-cell office:value-type="float" office:value="21.2929253" calcext:value-type="float">
            <text:p>21,2929253</text:p>
          </table:table-cell>
        </table:table-row>
        <table:table-row table:style-name="ro1">
          <table:table-cell office:value-type="float" office:value="5.9262838" calcext:value-type="float">
            <text:p>5,9262838</text:p>
          </table:table-cell>
          <table:table-cell office:value-type="float" office:value="10.809268" calcext:value-type="float">
            <text:p>10,809268</text:p>
          </table:table-cell>
        </table:table-row>
        <table:table-row table:style-name="ro1">
          <table:table-cell office:value-type="float" office:value="5.4859859" calcext:value-type="float">
            <text:p>5,4859859</text:p>
          </table:table-cell>
          <table:table-cell office:value-type="float" office:value="12.3663516" calcext:value-type="float">
            <text:p>12,3663516</text:p>
          </table:table-cell>
        </table:table-row>
        <table:table-row table:style-name="ro1">
          <table:table-cell office:value-type="float" office:value="6.9624352" calcext:value-type="float">
            <text:p>6,9624352</text:p>
          </table:table-cell>
          <table:table-cell office:value-type="float" office:value="11.3454987" calcext:value-type="float">
            <text:p>11,3454987</text:p>
          </table:table-cell>
        </table:table-row>
        <table:table-row table:style-name="ro1">
          <table:table-cell office:value-type="float" office:value="5.853222" calcext:value-type="float">
            <text:p>5,853222</text:p>
          </table:table-cell>
          <table:table-cell office:value-type="float" office:value="11.8171955" calcext:value-type="float">
            <text:p>11,8171955</text:p>
          </table:table-cell>
        </table:table-row>
        <table:table-row table:style-name="ro1">
          <table:table-cell office:value-type="float" office:value="4.56415" calcext:value-type="float">
            <text:p>4,56415</text:p>
          </table:table-cell>
          <table:table-cell office:value-type="float" office:value="20.2849528" calcext:value-type="float">
            <text:p>20,2849528</text:p>
          </table:table-cell>
        </table:table-row>
        <table:table-row table:style-name="ro1">
          <table:table-cell office:value-type="float" office:value="3.4236418" calcext:value-type="float">
            <text:p>3,4236418</text:p>
          </table:table-cell>
          <table:table-cell office:value-type="float" office:value="21.8864476" calcext:value-type="float">
            <text:p>21,8864476</text:p>
          </table:table-cell>
        </table:table-row>
        <table:table-row table:style-name="ro1">
          <table:table-cell office:value-type="float" office:value="2.4978332" calcext:value-type="float">
            <text:p>2,4978332</text:p>
          </table:table-cell>
          <table:table-cell office:value-type="float" office:value="12.2015253" calcext:value-type="float">
            <text:p>12,2015253</text:p>
          </table:table-cell>
        </table:table-row>
        <table:table-row table:style-name="ro1">
          <table:table-cell office:value-type="float" office:value="5.407939" calcext:value-type="float">
            <text:p>5,407939</text:p>
          </table:table-cell>
          <table:table-cell office:value-type="float" office:value="12.0087285" calcext:value-type="float">
            <text:p>12,0087285</text:p>
          </table:table-cell>
        </table:table-row>
        <table:table-row table:style-name="ro1">
          <table:table-cell office:value-type="float" office:value="3.2040372" calcext:value-type="float">
            <text:p>3,2040372</text:p>
          </table:table-cell>
          <table:table-cell office:value-type="float" office:value="20.7332286" calcext:value-type="float">
            <text:p>20,7332286</text:p>
          </table:table-cell>
        </table:table-row>
        <table:table-row table:style-name="ro1">
          <table:table-cell office:value-type="float" office:value="5.1491541" calcext:value-type="float">
            <text:p>5,1491541</text:p>
          </table:table-cell>
          <table:table-cell office:value-type="float" office:value="10.6943469" calcext:value-type="float">
            <text:p>10,6943469</text:p>
          </table:table-cell>
        </table:table-row>
        <table:table-row table:style-name="ro1">
          <table:table-cell office:value-type="float" office:value="4.7396999" calcext:value-type="float">
            <text:p>4,7396999</text:p>
          </table:table-cell>
          <table:table-cell office:value-type="float" office:value="21.99686" calcext:value-type="float">
            <text:p>21,99686</text:p>
          </table:table-cell>
        </table:table-row>
        <table:table-row table:style-name="ro1">
          <table:table-cell office:value-type="float" office:value="3.4534477" calcext:value-type="float">
            <text:p>3,4534477</text:p>
          </table:table-cell>
          <table:table-cell office:value-type="float" office:value="20.1553003" calcext:value-type="float">
            <text:p>20,1553003</text:p>
          </table:table-cell>
        </table:table-row>
        <table:table-row table:style-name="ro1">
          <table:table-cell office:value-type="float" office:value="5.5688582" calcext:value-type="float">
            <text:p>5,5688582</text:p>
          </table:table-cell>
          <table:table-cell office:value-type="float" office:value="11.5517117" calcext:value-type="float">
            <text:p>11,5517117</text:p>
          </table:table-cell>
        </table:table-row>
        <table:table-row table:style-name="ro1">
          <table:table-cell office:value-type="float" office:value="3.8569164" calcext:value-type="float">
            <text:p>3,8569164</text:p>
          </table:table-cell>
          <table:table-cell office:value-type="float" office:value="11.0251611" calcext:value-type="float">
            <text:p>11,0251611</text:p>
          </table:table-cell>
        </table:table-row>
        <table:table-row table:style-name="ro1">
          <table:table-cell office:value-type="float" office:value="2.2940422" calcext:value-type="float">
            <text:p>2,2940422</text:p>
          </table:table-cell>
          <table:table-cell office:value-type="float" office:value="20.7121852" calcext:value-type="float">
            <text:p>20,7121852</text:p>
          </table:table-cell>
        </table:table-row>
        <table:table-row table:style-name="ro1">
          <table:table-cell office:value-type="float" office:value="4.0263439" calcext:value-type="float">
            <text:p>4,0263439</text:p>
          </table:table-cell>
          <table:table-cell office:value-type="float" office:value="20.769872" calcext:value-type="float">
            <text:p>20,769872</text:p>
          </table:table-cell>
        </table:table-row>
        <table:table-row table:style-name="ro1">
          <table:table-cell office:value-type="float" office:value="4.2633134" calcext:value-type="float">
            <text:p>4,2633134</text:p>
          </table:table-cell>
          <table:table-cell office:value-type="float" office:value="11.6862423" calcext:value-type="float">
            <text:p>11,6862423</text:p>
          </table:table-cell>
        </table:table-row>
        <table:table-row table:style-name="ro1">
          <table:table-cell office:value-type="float" office:value="5.0477976" calcext:value-type="float">
            <text:p>5,0477976</text:p>
          </table:table-cell>
          <table:table-cell office:value-type="float" office:value="11.5940684" calcext:value-type="float">
            <text:p>11,5940684</text:p>
          </table:table-cell>
        </table:table-row>
        <table:table-row table:style-name="ro1">
          <table:table-cell office:value-type="float" office:value="6.8576079" calcext:value-type="float">
            <text:p>6,8576079</text:p>
          </table:table-cell>
          <table:table-cell office:value-type="float" office:value="11.1778153" calcext:value-type="float">
            <text:p>11,1778153</text:p>
          </table:table-cell>
        </table:table-row>
        <table:table-row table:style-name="ro1">
          <table:table-cell office:value-type="float" office:value="4.4061269" calcext:value-type="float">
            <text:p>4,4061269</text:p>
          </table:table-cell>
          <table:table-cell office:value-type="float" office:value="20.9333961" calcext:value-type="float">
            <text:p>20,9333961</text:p>
          </table:table-cell>
        </table:table-row>
        <table:table-row table:style-name="ro1">
          <table:table-cell office:value-type="float" office:value="4.7721442" calcext:value-type="float">
            <text:p>4,7721442</text:p>
          </table:table-cell>
          <table:table-cell office:value-type="float" office:value="20.7849002" calcext:value-type="float">
            <text:p>20,7849002</text:p>
          </table:table-cell>
        </table:table-row>
        <table:table-row table:style-name="ro1">
          <table:table-cell office:value-type="float" office:value="4.9060966" calcext:value-type="float">
            <text:p>4,9060966</text:p>
          </table:table-cell>
          <table:table-cell office:value-type="float" office:value="11.3663354" calcext:value-type="float">
            <text:p>11,3663354</text:p>
          </table:table-cell>
        </table:table-row>
        <table:table-row table:style-name="ro1">
          <table:table-cell office:value-type="float" office:value="2.9287306" calcext:value-type="float">
            <text:p>2,9287306</text:p>
          </table:table-cell>
          <table:table-cell office:value-type="float" office:value="21.8569072" calcext:value-type="float">
            <text:p>21,8569072</text:p>
          </table:table-cell>
        </table:table-row>
        <table:table-row table:style-name="ro1">
          <table:table-cell office:value-type="float" office:value="2.7322286" calcext:value-type="float">
            <text:p>2,7322286</text:p>
          </table:table-cell>
          <table:table-cell office:value-type="float" office:value="20.8029646" calcext:value-type="float">
            <text:p>20,8029646</text:p>
          </table:table-cell>
        </table:table-row>
        <table:table-row table:style-name="ro1">
          <table:table-cell office:value-type="float" office:value="2.3778684" calcext:value-type="float">
            <text:p>2,3778684</text:p>
          </table:table-cell>
          <table:table-cell office:value-type="float" office:value="20.3503826" calcext:value-type="float">
            <text:p>20,3503826</text:p>
          </table:table-cell>
        </table:table-row>
        <table:table-row table:style-name="ro1">
          <table:table-cell office:value-type="float" office:value="3.7284561" calcext:value-type="float">
            <text:p>3,7284561</text:p>
          </table:table-cell>
          <table:table-cell office:value-type="float" office:value="12.2477645" calcext:value-type="float">
            <text:p>12,2477645</text:p>
          </table:table-cell>
        </table:table-row>
        <table:table-row table:style-name="ro1">
          <table:table-cell office:value-type="float" office:value="3.9831013" calcext:value-type="float">
            <text:p>3,9831013</text:p>
          </table:table-cell>
          <table:table-cell office:value-type="float" office:value="20.5751941" calcext:value-type="float">
            <text:p>20,5751941</text:p>
          </table:table-cell>
        </table:table-row>
        <table:table-row table:style-name="ro1">
          <table:table-cell office:value-type="float" office:value="4.3569534" calcext:value-type="float">
            <text:p>4,3569534</text:p>
          </table:table-cell>
          <table:table-cell office:value-type="float" office:value="21.0890947" calcext:value-type="float">
            <text:p>21,0890947</text:p>
          </table:table-cell>
        </table:table-row>
        <table:table-row table:style-name="ro1">
          <table:table-cell office:value-type="float" office:value="2.9790233" calcext:value-type="float">
            <text:p>2,9790233</text:p>
          </table:table-cell>
          <table:table-cell office:value-type="float" office:value="11.3375697" calcext:value-type="float">
            <text:p>11,3375697</text:p>
          </table:table-cell>
        </table:table-row>
        <table:table-row table:style-name="ro1">
          <table:table-cell office:value-type="float" office:value="5.3663355" calcext:value-type="float">
            <text:p>5,3663355</text:p>
          </table:table-cell>
          <table:table-cell office:value-type="float" office:value="12.022266" calcext:value-type="float">
            <text:p>12,022266</text:p>
          </table:table-cell>
        </table:table-row>
        <table:table-row table:style-name="ro1">
          <table:table-cell office:value-type="float" office:value="5.433766" calcext:value-type="float">
            <text:p>5,433766</text:p>
          </table:table-cell>
          <table:table-cell office:value-type="float" office:value="11.5595958" calcext:value-type="float">
            <text:p>11,5595958</text:p>
          </table:table-cell>
        </table:table-row>
        <table:table-row table:style-name="ro1">
          <table:table-cell office:value-type="float" office:value="4.8787255" calcext:value-type="float">
            <text:p>4,8787255</text:p>
          </table:table-cell>
          <table:table-cell office:value-type="float" office:value="11.9030293" calcext:value-type="float">
            <text:p>11,9030293</text:p>
          </table:table-cell>
        </table:table-row>
        <table:table-row table:style-name="ro1">
          <table:table-cell office:value-type="float" office:value="3.8088906" calcext:value-type="float">
            <text:p>3,8088906</text:p>
          </table:table-cell>
          <table:table-cell office:value-type="float" office:value="20.3662386" calcext:value-type="float">
            <text:p>20,3662386</text:p>
          </table:table-cell>
        </table:table-row>
        <table:table-row table:style-name="ro1">
          <table:table-cell office:value-type="float" office:value="6.4926435" calcext:value-type="float">
            <text:p>6,4926435</text:p>
          </table:table-cell>
          <table:table-cell office:value-type="float" office:value="11.8524329" calcext:value-type="float">
            <text:p>11,8524329</text:p>
          </table:table-cell>
        </table:table-row>
        <table:table-row table:style-name="ro1">
          <table:table-cell office:value-type="float" office:value="7.1796572" calcext:value-type="float">
            <text:p>7,1796572</text:p>
          </table:table-cell>
          <table:table-cell office:value-type="float" office:value="10.9211844" calcext:value-type="float">
            <text:p>10,9211844</text:p>
          </table:table-cell>
        </table:table-row>
        <table:table-row table:style-name="ro1">
          <table:table-cell office:value-type="float" office:value="5.5338916" calcext:value-type="float">
            <text:p>5,5338916</text:p>
          </table:table-cell>
          <table:table-cell office:value-type="float" office:value="12.0479585" calcext:value-type="float">
            <text:p>12,0479585</text:p>
          </table:table-cell>
        </table:table-row>
        <table:table-row table:style-name="ro1">
          <table:table-cell office:value-type="float" office:value="6.0441119" calcext:value-type="float">
            <text:p>6,0441119</text:p>
          </table:table-cell>
          <table:table-cell office:value-type="float" office:value="11.5085398" calcext:value-type="float">
            <text:p>11,5085398</text:p>
          </table:table-cell>
        </table:table-row>
        <table:table-row table:style-name="ro1">
          <table:table-cell office:value-type="float" office:value="3.0928723" calcext:value-type="float">
            <text:p>3,0928723</text:p>
          </table:table-cell>
          <table:table-cell office:value-type="float" office:value="20.6157049" calcext:value-type="float">
            <text:p>20,6157049</text:p>
          </table:table-cell>
        </table:table-row>
        <table:table-row table:style-name="ro1">
          <table:table-cell office:value-type="float" office:value="5.14932" calcext:value-type="float">
            <text:p>5,14932</text:p>
          </table:table-cell>
          <table:table-cell office:value-type="float" office:value="11.6672132" calcext:value-type="float">
            <text:p>11,6672132</text:p>
          </table:table-cell>
        </table:table-row>
        <table:table-row table:style-name="ro1">
          <table:table-cell office:value-type="float" office:value="5.5746852" calcext:value-type="float">
            <text:p>5,5746852</text:p>
          </table:table-cell>
          <table:table-cell office:value-type="float" office:value="12.259694" calcext:value-type="float">
            <text:p>12,259694</text:p>
          </table:table-cell>
        </table:table-row>
        <table:table-row table:style-name="ro1">
          <table:table-cell office:value-type="float" office:value="3.4926723" calcext:value-type="float">
            <text:p>3,4926723</text:p>
          </table:table-cell>
          <table:table-cell office:value-type="float" office:value="21.1151478" calcext:value-type="float">
            <text:p>21,1151478</text:p>
          </table:table-cell>
        </table:table-row>
        <table:table-row table:style-name="ro1">
          <table:table-cell office:value-type="float" office:value="3.0902016" calcext:value-type="float">
            <text:p>3,0902016</text:p>
          </table:table-cell>
          <table:table-cell office:value-type="float" office:value="21.4279235" calcext:value-type="float">
            <text:p>21,4279235</text:p>
          </table:table-cell>
        </table:table-row>
        <table:table-row table:style-name="ro1">
          <table:table-cell office:value-type="float" office:value="2.2381935" calcext:value-type="float">
            <text:p>2,2381935</text:p>
          </table:table-cell>
          <table:table-cell office:value-type="float" office:value="19.9019144" calcext:value-type="float">
            <text:p>19,9019144</text:p>
          </table:table-cell>
        </table:table-row>
        <table:table-row table:style-name="ro1">
          <table:table-cell office:value-type="float" office:value="4.9462301" calcext:value-type="float">
            <text:p>4,9462301</text:p>
          </table:table-cell>
          <table:table-cell office:value-type="float" office:value="11.1445752" calcext:value-type="float">
            <text:p>11,1445752</text:p>
          </table:table-cell>
        </table:table-row>
        <table:table-row table:style-name="ro1">
          <table:table-cell office:value-type="float" office:value="4.2943497" calcext:value-type="float">
            <text:p>4,2943497</text:p>
          </table:table-cell>
          <table:table-cell office:value-type="float" office:value="20.5473875" calcext:value-type="float">
            <text:p>20,5473875</text:p>
          </table:table-cell>
        </table:table-row>
        <table:table-row table:style-name="ro1">
          <table:table-cell office:value-type="float" office:value="6.7359202" calcext:value-type="float">
            <text:p>6,7359202</text:p>
          </table:table-cell>
          <table:table-cell office:value-type="float" office:value="11.7541643" calcext:value-type="float">
            <text:p>11,7541643</text:p>
          </table:table-cell>
        </table:table-row>
        <table:table-row table:style-name="ro1">
          <table:table-cell office:value-type="float" office:value="3.4885765" calcext:value-type="float">
            <text:p>3,4885765</text:p>
          </table:table-cell>
          <table:table-cell office:value-type="float" office:value="21.14969" calcext:value-type="float">
            <text:p>21,14969</text:p>
          </table:table-cell>
        </table:table-row>
        <table:table-row table:style-name="ro1">
          <table:table-cell office:value-type="float" office:value="6.0072262" calcext:value-type="float">
            <text:p>6,0072262</text:p>
          </table:table-cell>
          <table:table-cell office:value-type="float" office:value="11.4475412" calcext:value-type="float">
            <text:p>11,4475412</text:p>
          </table:table-cell>
        </table:table-row>
        <table:table-row table:style-name="ro1">
          <table:table-cell office:value-type="float" office:value="5.1044769" calcext:value-type="float">
            <text:p>5,1044769</text:p>
          </table:table-cell>
          <table:table-cell office:value-type="float" office:value="11.2892227" calcext:value-type="float">
            <text:p>11,2892227</text:p>
          </table:table-cell>
        </table:table-row>
        <table:table-row table:style-name="ro1">
          <table:table-cell office:value-type="float" office:value="2.7886917" calcext:value-type="float">
            <text:p>2,7886917</text:p>
          </table:table-cell>
          <table:table-cell office:value-type="float" office:value="20.4055513" calcext:value-type="float">
            <text:p>20,4055513</text:p>
          </table:table-cell>
        </table:table-row>
        <table:table-row table:style-name="ro1">
          <table:table-cell office:value-type="float" office:value="3.8642716" calcext:value-type="float">
            <text:p>3,8642716</text:p>
          </table:table-cell>
          <table:table-cell office:value-type="float" office:value="21.7909536" calcext:value-type="float">
            <text:p>21,7909536</text:p>
          </table:table-cell>
        </table:table-row>
        <table:table-row table:style-name="ro1">
          <table:table-cell office:value-type="float" office:value="3.9721385" calcext:value-type="float">
            <text:p>3,9721385</text:p>
          </table:table-cell>
          <table:table-cell office:value-type="float" office:value="20.719886" calcext:value-type="float">
            <text:p>20,719886</text:p>
          </table:table-cell>
        </table:table-row>
        <table:table-row table:style-name="ro1">
          <table:table-cell office:value-type="float" office:value="3.2112516" calcext:value-type="float">
            <text:p>3,2112516</text:p>
          </table:table-cell>
          <table:table-cell office:value-type="float" office:value="20.3450575" calcext:value-type="float">
            <text:p>20,3450575</text:p>
          </table:table-cell>
        </table:table-row>
        <table:table-row table:style-name="ro1">
          <table:table-cell office:value-type="float" office:value="4.5803124" calcext:value-type="float">
            <text:p>4,5803124</text:p>
          </table:table-cell>
          <table:table-cell office:value-type="float" office:value="21.1058578" calcext:value-type="float">
            <text:p>21,1058578</text:p>
          </table:table-cell>
        </table:table-row>
        <table:table-row table:style-name="ro1">
          <table:table-cell office:value-type="float" office:value="4.6413127" calcext:value-type="float">
            <text:p>4,6413127</text:p>
          </table:table-cell>
          <table:table-cell office:value-type="float" office:value="11.8692713" calcext:value-type="float">
            <text:p>11,8692713</text:p>
          </table:table-cell>
        </table:table-row>
        <table:table-row table:style-name="ro1">
          <table:table-cell office:value-type="float" office:value="4.19131" calcext:value-type="float">
            <text:p>4,19131</text:p>
          </table:table-cell>
          <table:table-cell office:value-type="float" office:value="12.3917812" calcext:value-type="float">
            <text:p>12,3917812</text:p>
          </table:table-cell>
        </table:table-row>
        <table:table-row table:style-name="ro1">
          <table:table-cell office:value-type="float" office:value="3.0025627" calcext:value-type="float">
            <text:p>3,0025627</text:p>
          </table:table-cell>
          <table:table-cell office:value-type="float" office:value="21.2453234" calcext:value-type="float">
            <text:p>21,2453234</text:p>
          </table:table-cell>
        </table:table-row>
        <table:table-row table:style-name="ro1">
          <table:table-cell office:value-type="float" office:value="4.08995" calcext:value-type="float">
            <text:p>4,08995</text:p>
          </table:table-cell>
          <table:table-cell office:value-type="float" office:value="21.0552768" calcext:value-type="float">
            <text:p>21,0552768</text:p>
          </table:table-cell>
        </table:table-row>
        <table:table-row table:style-name="ro1">
          <table:table-cell office:value-type="float" office:value="3.0239972" calcext:value-type="float">
            <text:p>3,0239972</text:p>
          </table:table-cell>
          <table:table-cell office:value-type="float" office:value="21.2397256" calcext:value-type="float">
            <text:p>21,2397256</text:p>
          </table:table-cell>
        </table:table-row>
        <table:table-row table:style-name="ro1">
          <table:table-cell office:value-type="float" office:value="4.9698176" calcext:value-type="float">
            <text:p>4,9698176</text:p>
          </table:table-cell>
          <table:table-cell office:value-type="float" office:value="11.954796" calcext:value-type="float">
            <text:p>11,954796</text:p>
          </table:table-cell>
        </table:table-row>
        <table:table-row table:style-name="ro1">
          <table:table-cell office:value-type="float" office:value="4.9226176" calcext:value-type="float">
            <text:p>4,9226176</text:p>
          </table:table-cell>
          <table:table-cell office:value-type="float" office:value="11.8101478" calcext:value-type="float">
            <text:p>11,8101478</text:p>
          </table:table-cell>
        </table:table-row>
        <table:table-row table:style-name="ro1">
          <table:table-cell office:value-type="float" office:value="6.4579487" calcext:value-type="float">
            <text:p>6,4579487</text:p>
          </table:table-cell>
          <table:table-cell office:value-type="float" office:value="12.2015738" calcext:value-type="float">
            <text:p>12,2015738</text:p>
          </table:table-cell>
        </table:table-row>
        <table:table-row table:style-name="ro1">
          <table:table-cell office:value-type="float" office:value="5.9620803" calcext:value-type="float">
            <text:p>5,9620803</text:p>
          </table:table-cell>
          <table:table-cell office:value-type="float" office:value="12.1669942" calcext:value-type="float">
            <text:p>12,1669942</text:p>
          </table:table-cell>
        </table:table-row>
        <table:table-row table:style-name="ro1">
          <table:table-cell office:value-type="float" office:value="4.5586155" calcext:value-type="float">
            <text:p>4,5586155</text:p>
          </table:table-cell>
          <table:table-cell office:value-type="float" office:value="21.8461387" calcext:value-type="float">
            <text:p>21,8461387</text:p>
          </table:table-cell>
        </table:table-row>
        <table:table-row table:style-name="ro1">
          <table:table-cell office:value-type="float" office:value="2.6669896" calcext:value-type="float">
            <text:p>2,6669896</text:p>
          </table:table-cell>
          <table:table-cell office:value-type="float" office:value="20.7109296" calcext:value-type="float">
            <text:p>20,7109296</text:p>
          </table:table-cell>
        </table:table-row>
        <table:table-row table:style-name="ro1">
          <table:table-cell office:value-type="float" office:value="6.5080488" calcext:value-type="float">
            <text:p>6,5080488</text:p>
          </table:table-cell>
          <table:table-cell office:value-type="float" office:value="11.4181341" calcext:value-type="float">
            <text:p>11,4181341</text:p>
          </table:table-cell>
        </table:table-row>
        <table:table-row table:style-name="ro1">
          <table:table-cell office:value-type="float" office:value="2.6932297" calcext:value-type="float">
            <text:p>2,6932297</text:p>
          </table:table-cell>
          <table:table-cell office:value-type="float" office:value="20.6136134" calcext:value-type="float">
            <text:p>20,6136134</text:p>
          </table:table-cell>
        </table:table-row>
        <table:table-row table:style-name="ro1">
          <table:table-cell office:value-type="float" office:value="3.5979546" calcext:value-type="float">
            <text:p>3,5979546</text:p>
          </table:table-cell>
          <table:table-cell office:value-type="float" office:value="21.3178614" calcext:value-type="float">
            <text:p>21,3178614</text:p>
          </table:table-cell>
        </table:table-row>
        <table:table-row table:style-name="ro1">
          <table:table-cell office:value-type="float" office:value="6.5409079" calcext:value-type="float">
            <text:p>6,5409079</text:p>
          </table:table-cell>
          <table:table-cell office:value-type="float" office:value="10.3856917" calcext:value-type="float">
            <text:p>10,3856917</text:p>
          </table:table-cell>
        </table:table-row>
        <table:table-row table:style-name="ro1">
          <table:table-cell office:value-type="float" office:value="5.4752859" calcext:value-type="float">
            <text:p>5,4752859</text:p>
          </table:table-cell>
          <table:table-cell office:value-type="float" office:value="-1.6318562" calcext:value-type="float">
            <text:p>-1,6318562</text:p>
          </table:table-cell>
        </table:table-row>
        <table:table-row table:style-name="ro1">
          <table:table-cell office:value-type="float" office:value="4.6830929" calcext:value-type="float">
            <text:p>4,6830929</text:p>
          </table:table-cell>
          <table:table-cell office:value-type="float" office:value="11.1466597" calcext:value-type="float">
            <text:p>11,1466597</text:p>
          </table:table-cell>
        </table:table-row>
        <table:table-row table:style-name="ro1">
          <table:table-cell office:value-type="float" office:value="1.8010337" calcext:value-type="float">
            <text:p>1,8010337</text:p>
          </table:table-cell>
          <table:table-cell office:value-type="float" office:value="21.2706117" calcext:value-type="float">
            <text:p>21,2706117</text:p>
          </table:table-cell>
        </table:table-row>
        <table:table-row table:style-name="ro1">
          <table:table-cell office:value-type="float" office:value="4.7172622" calcext:value-type="float">
            <text:p>4,7172622</text:p>
          </table:table-cell>
          <table:table-cell office:value-type="float" office:value="11.7285474" calcext:value-type="float">
            <text:p>11,7285474</text:p>
          </table:table-cell>
        </table:table-row>
        <table:table-row table:style-name="ro1">
          <table:table-cell office:value-type="float" office:value="3.6210958" calcext:value-type="float">
            <text:p>3,6210958</text:p>
          </table:table-cell>
          <table:table-cell office:value-type="float" office:value="20.229062" calcext:value-type="float">
            <text:p>20,229062</text:p>
          </table:table-cell>
        </table:table-row>
        <table:table-row table:style-name="ro1">
          <table:table-cell office:value-type="float" office:value="2.6907479" calcext:value-type="float">
            <text:p>2,6907479</text:p>
          </table:table-cell>
          <table:table-cell office:value-type="float" office:value="20.4285772" calcext:value-type="float">
            <text:p>20,4285772</text:p>
          </table:table-cell>
        </table:table-row>
        <table:table-row table:style-name="ro1">
          <table:table-cell office:value-type="float" office:value="6.702516" calcext:value-type="float">
            <text:p>6,702516</text:p>
          </table:table-cell>
          <table:table-cell office:value-type="float" office:value="10.8064811" calcext:value-type="float">
            <text:p>10,8064811</text:p>
          </table:table-cell>
        </table:table-row>
        <table:table-row table:style-name="ro1">
          <table:table-cell office:value-type="float" office:value="4.7156506" calcext:value-type="float">
            <text:p>4,7156506</text:p>
          </table:table-cell>
          <table:table-cell office:value-type="float" office:value="11.1977588" calcext:value-type="float">
            <text:p>11,1977588</text:p>
          </table:table-cell>
        </table:table-row>
        <table:table-row table:style-name="ro1">
          <table:table-cell office:value-type="float" office:value="6.2824665" calcext:value-type="float">
            <text:p>6,2824665</text:p>
          </table:table-cell>
          <table:table-cell office:value-type="float" office:value="11.7722297" calcext:value-type="float">
            <text:p>11,7722297</text:p>
          </table:table-cell>
        </table:table-row>
        <table:table-row table:style-name="ro1">
          <table:table-cell office:value-type="float" office:value="5.98781" calcext:value-type="float">
            <text:p>5,98781</text:p>
          </table:table-cell>
          <table:table-cell office:value-type="float" office:value="11.3787385" calcext:value-type="float">
            <text:p>11,3787385</text:p>
          </table:table-cell>
        </table:table-row>
        <table:table-row table:style-name="ro1">
          <table:table-cell office:value-type="float" office:value="3.5366877" calcext:value-type="float">
            <text:p>3,5366877</text:p>
          </table:table-cell>
          <table:table-cell office:value-type="float" office:value="20.7725764" calcext:value-type="float">
            <text:p>20,7725764</text:p>
          </table:table-cell>
        </table:table-row>
        <table:table-row table:style-name="ro1">
          <table:table-cell office:value-type="float" office:value="5.5200686" calcext:value-type="float">
            <text:p>5,5200686</text:p>
          </table:table-cell>
          <table:table-cell office:value-type="float" office:value="11.5020172" calcext:value-type="float">
            <text:p>11,5020172</text:p>
          </table:table-cell>
        </table:table-row>
        <table:table-row table:style-name="ro1">
          <table:table-cell office:value-type="float" office:value="5.9661078" calcext:value-type="float">
            <text:p>5,9661078</text:p>
          </table:table-cell>
          <table:table-cell office:value-type="float" office:value="11.5039812" calcext:value-type="float">
            <text:p>11,5039812</text:p>
          </table:table-cell>
        </table:table-row>
        <table:table-row table:style-name="ro1">
          <table:table-cell office:value-type="float" office:value="3.9484478" calcext:value-type="float">
            <text:p>3,9484478</text:p>
          </table:table-cell>
          <table:table-cell office:value-type="float" office:value="11.9051756" calcext:value-type="float">
            <text:p>11,9051756</text:p>
          </table:table-cell>
        </table:table-row>
        <table:table-row table:style-name="ro1">
          <table:table-cell office:value-type="float" office:value="2.6884419" calcext:value-type="float">
            <text:p>2,6884419</text:p>
          </table:table-cell>
          <table:table-cell office:value-type="float" office:value="20.2977294" calcext:value-type="float">
            <text:p>20,2977294</text:p>
          </table:table-cell>
        </table:table-row>
        <table:table-row table:style-name="ro1">
          <table:table-cell office:value-type="float" office:value="4.2273867" calcext:value-type="float">
            <text:p>4,2273867</text:p>
          </table:table-cell>
          <table:table-cell office:value-type="float" office:value="11.3941008" calcext:value-type="float">
            <text:p>11,3941008</text:p>
          </table:table-cell>
        </table:table-row>
        <table:table-row table:style-name="ro1">
          <table:table-cell office:value-type="float" office:value="6.1614422" calcext:value-type="float">
            <text:p>6,1614422</text:p>
          </table:table-cell>
          <table:table-cell office:value-type="float" office:value="19.8477043" calcext:value-type="float">
            <text:p>19,8477043</text:p>
          </table:table-cell>
        </table:table-row>
        <table:table-row table:style-name="ro1">
          <table:table-cell office:value-type="float" office:value="3.0813406" calcext:value-type="float">
            <text:p>3,0813406</text:p>
          </table:table-cell>
          <table:table-cell office:value-type="float" office:value="20.5119649" calcext:value-type="float">
            <text:p>20,5119649</text:p>
          </table:table-cell>
        </table:table-row>
        <table:table-row table:style-name="ro1">
          <table:table-cell office:value-type="float" office:value="2.9300102" calcext:value-type="float">
            <text:p>2,9300102</text:p>
          </table:table-cell>
          <table:table-cell office:value-type="float" office:value="20.3845484" calcext:value-type="float">
            <text:p>20,3845484</text:p>
          </table:table-cell>
        </table:table-row>
        <table:table-row table:style-name="ro1">
          <table:table-cell office:value-type="float" office:value="4.862512" calcext:value-type="float">
            <text:p>4,862512</text:p>
          </table:table-cell>
          <table:table-cell office:value-type="float" office:value="12.15322" calcext:value-type="float">
            <text:p>12,15322</text:p>
          </table:table-cell>
        </table:table-row>
        <table:table-row table:style-name="ro1">
          <table:table-cell office:value-type="float" office:value="3.5265948" calcext:value-type="float">
            <text:p>3,5265948</text:p>
          </table:table-cell>
          <table:table-cell office:value-type="float" office:value="20.7685119" calcext:value-type="float">
            <text:p>20,7685119</text:p>
          </table:table-cell>
        </table:table-row>
        <table:table-row table:style-name="ro1">
          <table:table-cell office:value-type="float" office:value="2.9835286" calcext:value-type="float">
            <text:p>2,9835286</text:p>
          </table:table-cell>
          <table:table-cell office:value-type="float" office:value="21.0681248" calcext:value-type="float">
            <text:p>21,0681248</text:p>
          </table:table-cell>
        </table:table-row>
        <table:table-row table:style-name="ro1">
          <table:table-cell office:value-type="float" office:value="6.7988116" calcext:value-type="float">
            <text:p>6,7988116</text:p>
          </table:table-cell>
          <table:table-cell office:value-type="float" office:value="11.4105894" calcext:value-type="float">
            <text:p>11,4105894</text:p>
          </table:table-cell>
        </table:table-row>
        <table:table-row table:style-name="ro1">
          <table:table-cell office:value-type="float" office:value="5.6922686" calcext:value-type="float">
            <text:p>5,6922686</text:p>
          </table:table-cell>
          <table:table-cell office:value-type="float" office:value="11.291299" calcext:value-type="float">
            <text:p>11,291299</text:p>
          </table:table-cell>
        </table:table-row>
        <table:table-row table:style-name="ro1">
          <table:table-cell office:value-type="float" office:value="5.2669678" calcext:value-type="float">
            <text:p>5,2669678</text:p>
          </table:table-cell>
          <table:table-cell office:value-type="float" office:value="11.1541792" calcext:value-type="float">
            <text:p>11,1541792</text:p>
          </table:table-cell>
        </table:table-row>
        <table:table-row table:style-name="ro1">
          <table:table-cell office:value-type="float" office:value="2.8437823" calcext:value-type="float">
            <text:p>2,8437823</text:p>
          </table:table-cell>
          <table:table-cell office:value-type="float" office:value="11.8052907" calcext:value-type="float">
            <text:p>11,8052907</text:p>
          </table:table-cell>
        </table:table-row>
        <table:table-row table:style-name="ro1">
          <table:table-cell office:value-type="float" office:value="-3.8852938" calcext:value-type="float">
            <text:p>-3,8852938</text:p>
          </table:table-cell>
          <table:table-cell office:value-type="float" office:value="20.8820432" calcext:value-type="float">
            <text:p>20,8820432</text:p>
          </table:table-cell>
        </table:table-row>
        <table:table-row table:style-name="ro1">
          <table:table-cell office:value-type="float" office:value="5.7568591" calcext:value-type="float">
            <text:p>5,7568591</text:p>
          </table:table-cell>
          <table:table-cell office:value-type="float" office:value="11.3120486" calcext:value-type="float">
            <text:p>11,3120486</text:p>
          </table:table-cell>
        </table:table-row>
        <table:table-row table:style-name="ro1">
          <table:table-cell office:value-type="float" office:value="4.5301909" calcext:value-type="float">
            <text:p>4,5301909</text:p>
          </table:table-cell>
          <table:table-cell office:value-type="float" office:value="11.1069502" calcext:value-type="float">
            <text:p>11,1069502</text:p>
          </table:table-cell>
        </table:table-row>
        <table:table-row table:style-name="ro1">
          <table:table-cell office:value-type="float" office:value="3.6546097" calcext:value-type="float">
            <text:p>3,6546097</text:p>
          </table:table-cell>
          <table:table-cell office:value-type="float" office:value="20.9084229" calcext:value-type="float">
            <text:p>20,9084229</text:p>
          </table:table-cell>
        </table:table-row>
        <table:table-row table:style-name="ro1">
          <table:table-cell office:value-type="float" office:value="2.8018113" calcext:value-type="float">
            <text:p>2,8018113</text:p>
          </table:table-cell>
          <table:table-cell office:value-type="float" office:value="20.8210511" calcext:value-type="float">
            <text:p>20,8210511</text:p>
          </table:table-cell>
        </table:table-row>
        <table:table-row table:style-name="ro1">
          <table:table-cell office:value-type="float" office:value="6.3063244" calcext:value-type="float">
            <text:p>6,3063244</text:p>
          </table:table-cell>
          <table:table-cell office:value-type="float" office:value="12.7133509" calcext:value-type="float">
            <text:p>12,7133509</text:p>
          </table:table-cell>
        </table:table-row>
        <table:table-row table:style-name="ro1">
          <table:table-cell office:value-type="float" office:value="6.5661612" calcext:value-type="float">
            <text:p>6,5661612</text:p>
          </table:table-cell>
          <table:table-cell office:value-type="float" office:value="12.1331889" calcext:value-type="float">
            <text:p>12,1331889</text:p>
          </table:table-cell>
        </table:table-row>
        <table:table-row table:style-name="ro1">
          <table:table-cell office:value-type="float" office:value="3.5024327" calcext:value-type="float">
            <text:p>3,5024327</text:p>
          </table:table-cell>
          <table:table-cell office:value-type="float" office:value="21.7098912" calcext:value-type="float">
            <text:p>21,7098912</text:p>
          </table:table-cell>
        </table:table-row>
        <table:table-row table:style-name="ro1">
          <table:table-cell office:value-type="float" office:value="5.6953993" calcext:value-type="float">
            <text:p>5,6953993</text:p>
          </table:table-cell>
          <table:table-cell office:value-type="float" office:value="11.7725389" calcext:value-type="float">
            <text:p>11,7725389</text:p>
          </table:table-cell>
        </table:table-row>
        <table:table-row table:style-name="ro1">
          <table:table-cell office:value-type="float" office:value="4.1700362" calcext:value-type="float">
            <text:p>4,1700362</text:p>
          </table:table-cell>
          <table:table-cell office:value-type="float" office:value="11.3647544" calcext:value-type="float">
            <text:p>11,3647544</text:p>
          </table:table-cell>
        </table:table-row>
        <table:table-row table:style-name="ro1">
          <table:table-cell office:value-type="float" office:value="4.9148654" calcext:value-type="float">
            <text:p>4,9148654</text:p>
          </table:table-cell>
          <table:table-cell office:value-type="float" office:value="10.7631217" calcext:value-type="float">
            <text:p>10,7631217</text:p>
          </table:table-cell>
        </table:table-row>
        <table:table-row table:style-name="ro1">
          <table:table-cell office:value-type="float" office:value="5.4060286" calcext:value-type="float">
            <text:p>5,4060286</text:p>
          </table:table-cell>
          <table:table-cell office:value-type="float" office:value="11.2825424" calcext:value-type="float">
            <text:p>11,2825424</text:p>
          </table:table-cell>
        </table:table-row>
        <table:table-row table:style-name="ro1">
          <table:table-cell office:value-type="float" office:value="2.7008796" calcext:value-type="float">
            <text:p>2,7008796</text:p>
          </table:table-cell>
          <table:table-cell office:value-type="float" office:value="20.6454187" calcext:value-type="float">
            <text:p>20,6454187</text:p>
          </table:table-cell>
        </table:table-row>
        <table:table-row table:style-name="ro1">
          <table:table-cell office:value-type="float" office:value="2.3141625" calcext:value-type="float">
            <text:p>2,3141625</text:p>
          </table:table-cell>
          <table:table-cell office:value-type="float" office:value="20.3833844" calcext:value-type="float">
            <text:p>20,3833844</text:p>
          </table:table-cell>
        </table:table-row>
        <table:table-row table:style-name="ro1">
          <table:table-cell office:value-type="float" office:value="5.3739419" calcext:value-type="float">
            <text:p>5,3739419</text:p>
          </table:table-cell>
          <table:table-cell office:value-type="float" office:value="11.5495491" calcext:value-type="float">
            <text:p>11,5495491</text:p>
          </table:table-cell>
        </table:table-row>
        <table:table-row table:style-name="ro1">
          <table:table-cell office:value-type="float" office:value="6.2702437" calcext:value-type="float">
            <text:p>6,2702437</text:p>
          </table:table-cell>
          <table:table-cell office:value-type="float" office:value="11.7120367" calcext:value-type="float">
            <text:p>11,7120367</text:p>
          </table:table-cell>
        </table:table-row>
        <table:table-row table:style-name="ro1">
          <table:table-cell office:value-type="float" office:value="3.9672337" calcext:value-type="float">
            <text:p>3,9672337</text:p>
          </table:table-cell>
          <table:table-cell office:value-type="float" office:value="20.534437" calcext:value-type="float">
            <text:p>20,534437</text:p>
          </table:table-cell>
        </table:table-row>
        <table:table-row table:style-name="ro1">
          <table:table-cell office:value-type="float" office:value="5.1555586" calcext:value-type="float">
            <text:p>5,1555586</text:p>
          </table:table-cell>
          <table:table-cell office:value-type="float" office:value="12.1147472" calcext:value-type="float">
            <text:p>12,1147472</text:p>
          </table:table-cell>
        </table:table-row>
        <table:table-row table:style-name="ro1">
          <table:table-cell office:value-type="float" office:value="2.9088796" calcext:value-type="float">
            <text:p>2,9088796</text:p>
          </table:table-cell>
          <table:table-cell office:value-type="float" office:value="20.8645533" calcext:value-type="float">
            <text:p>20,8645533</text:p>
          </table:table-cell>
        </table:table-row>
        <table:table-row table:style-name="ro1">
          <table:table-cell office:value-type="float" office:value="4.2109013" calcext:value-type="float">
            <text:p>4,2109013</text:p>
          </table:table-cell>
          <table:table-cell office:value-type="float" office:value="20.9751385" calcext:value-type="float">
            <text:p>20,9751385</text:p>
          </table:table-cell>
        </table:table-row>
        <table:table-row table:style-name="ro1">
          <table:table-cell office:value-type="float" office:value="1.6443311" calcext:value-type="float">
            <text:p>1,6443311</text:p>
          </table:table-cell>
          <table:table-cell office:value-type="float" office:value="21.568419" calcext:value-type="float">
            <text:p>21,568419</text:p>
          </table:table-cell>
        </table:table-row>
        <table:table-row table:style-name="ro1">
          <table:table-cell office:value-type="float" office:value="4.6020738" calcext:value-type="float">
            <text:p>4,6020738</text:p>
          </table:table-cell>
          <table:table-cell office:value-type="float" office:value="11.819406" calcext:value-type="float">
            <text:p>11,819406</text:p>
          </table:table-cell>
        </table:table-row>
        <table:table-row table:style-name="ro1">
          <table:table-cell office:value-type="float" office:value="1.1750736" calcext:value-type="float">
            <text:p>1,1750736</text:p>
          </table:table-cell>
          <table:table-cell office:value-type="float" office:value="20.6069462" calcext:value-type="float">
            <text:p>20,6069462</text:p>
          </table:table-cell>
        </table:table-row>
        <table:table-row table:style-name="ro1">
          <table:table-cell office:value-type="float" office:value="4.9728718" calcext:value-type="float">
            <text:p>4,9728718</text:p>
          </table:table-cell>
          <table:table-cell office:value-type="float" office:value="11.9074345" calcext:value-type="float">
            <text:p>11,9074345</text:p>
          </table:table-cell>
        </table:table-row>
        <table:table-row table:style-name="ro1">
          <table:table-cell office:value-type="float" office:value="5.4620551" calcext:value-type="float">
            <text:p>5,4620551</text:p>
          </table:table-cell>
          <table:table-cell office:value-type="float" office:value="21.3711529" calcext:value-type="float">
            <text:p>21,3711529</text:p>
          </table:table-cell>
        </table:table-row>
        <table:table-row table:style-name="ro1">
          <table:table-cell office:value-type="float" office:value="5.4598602" calcext:value-type="float">
            <text:p>5,4598602</text:p>
          </table:table-cell>
          <table:table-cell office:value-type="float" office:value="11.099048" calcext:value-type="float">
            <text:p>11,099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03T17:38:35.424784200</dc:date>
    <meta:editing-duration>PT21M</meta:editing-duration>
    <meta:editing-cycles>1</meta:editing-cycles>
    <meta:document-statistic meta:table-count="1" meta:cell-count="488" meta:object-count="1"/>
    <meta:generator>LibreOffice/25.8.4.2$Windows_X86_64 LibreOffice_project/290daaa01b999472f0c7a3890eb6a550fd74c6d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325cm" svg:height="17.124cm" xlink:href=".." xlink:type="simple" chart:class="chart:scatter" chart:style-name="ch1">
        <chart:legend chart:legend-position="end" svg:x="27.818cm" svg:y="8.267cm" style:legend-expansion="high" chart:style-name="ch2"/>
        <chart:plot-area chart:style-name="ch3" svg:x="0.606cm" svg:y="0.342cm" svg:width="26.606cm" svg:height="16.44cm">
          <chart:coordinate-region svg:x="0.763cm" svg:y="0.537cm" svg:width="26.251cm" svg:height="16.0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03_27A_25441.B1:03_27A_25441.B244" chart:class="chart:scatter">
            <chart:domain table:cell-range-address="03_27A_25441.A1:03_27A_25441.A244"/>
            <chart:data-point chart:repeated="2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5665831">
                <text:p>5.5665831</text:p>
                <draw:g>
                  <svg:desc>03_27A_25441.A1:03_27A_25441.A244</svg:desc>
                </draw:g>
              </table:table-cell>
              <table:table-cell office:value-type="float" office:value="11.8918025">
                <text:p>11.8918025</text:p>
                <draw:g>
                  <svg:desc>03_27A_25441.B1:03_27A_25441.B2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6206776">
                <text:p>4.6206776</text:p>
              </table:table-cell>
              <table:table-cell office:value-type="float" office:value="11.3896014">
                <text:p>11.3896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20262">
                <text:p>7.120262</text:p>
              </table:table-cell>
              <table:table-cell office:value-type="float" office:value="11.7634203">
                <text:p>11.7634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875493">
                <text:p>5.5875493</text:p>
              </table:table-cell>
              <table:table-cell office:value-type="float" office:value="12.1718477">
                <text:p>12.1718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841718">
                <text:p>6.2841718</text:p>
              </table:table-cell>
              <table:table-cell office:value-type="float" office:value="11.9174176">
                <text:p>11.9174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685263">
                <text:p>5.5685263</text:p>
              </table:table-cell>
              <table:table-cell office:value-type="float" office:value="11.4873668">
                <text:p>11.48736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6796">
                <text:p>4.86796</text:p>
              </table:table-cell>
              <table:table-cell office:value-type="float" office:value="11.5632508">
                <text:p>11.5632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772069">
                <text:p>4.1772069</text:p>
              </table:table-cell>
              <table:table-cell office:value-type="float" office:value="20.7473625">
                <text:p>20.7473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9179813">
                <text:p>4.9179813</text:p>
              </table:table-cell>
              <table:table-cell office:value-type="float" office:value="12.0842552">
                <text:p>12.0842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81111">
                <text:p>4.581111</text:p>
              </table:table-cell>
              <table:table-cell office:value-type="float" office:value="10.721067">
                <text:p>10.721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8939891">
                <text:p>5.8939891</text:p>
              </table:table-cell>
              <table:table-cell office:value-type="float" office:value="11.5252189">
                <text:p>11.52521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12013">
                <text:p>3.112013</text:p>
              </table:table-cell>
              <table:table-cell office:value-type="float" office:value="21.0477485">
                <text:p>21.04774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4036304">
                <text:p>3.4036304</text:p>
              </table:table-cell>
              <table:table-cell office:value-type="float" office:value="21.4257977">
                <text:p>21.4257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883609">
                <text:p>5.9883609</text:p>
              </table:table-cell>
              <table:table-cell office:value-type="float" office:value="11.5487491">
                <text:p>11.54874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3241575">
                <text:p>4.3241575</text:p>
              </table:table-cell>
              <table:table-cell office:value-type="float" office:value="12.0544816">
                <text:p>12.05448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4782004">
                <text:p>4.4782004</text:p>
              </table:table-cell>
              <table:table-cell office:value-type="float" office:value="11.1855622">
                <text:p>11.1855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869961">
                <text:p>3.8869961</text:p>
              </table:table-cell>
              <table:table-cell office:value-type="float" office:value="10.7839758">
                <text:p>10.78397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804906">
                <text:p>3.6804906</text:p>
              </table:table-cell>
              <table:table-cell office:value-type="float" office:value="21.4335491">
                <text:p>21.43354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474741">
                <text:p>3.8474741</text:p>
              </table:table-cell>
              <table:table-cell office:value-type="float" office:value="12.0283005">
                <text:p>12.0283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9285397">
                <text:p>3.9285397</text:p>
              </table:table-cell>
              <table:table-cell office:value-type="float" office:value="20.7155362">
                <text:p>20.71553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934729">
                <text:p>3.3934729</text:p>
              </table:table-cell>
              <table:table-cell office:value-type="float" office:value="21.2638153">
                <text:p>21.26381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914858">
                <text:p>5.2914858</text:p>
              </table:table-cell>
              <table:table-cell office:value-type="float" office:value="10.9372419">
                <text:p>10.93724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8249142">
                <text:p>7.8249142</text:p>
              </table:table-cell>
              <table:table-cell office:value-type="float" office:value="10.6613824">
                <text:p>10.66138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7500249">
                <text:p>4.7500249</text:p>
              </table:table-cell>
              <table:table-cell office:value-type="float" office:value="11.5242015">
                <text:p>11.5242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554209">
                <text:p>2.8554209</text:p>
              </table:table-cell>
              <table:table-cell office:value-type="float" office:value="20.4047087">
                <text:p>20.40470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5346703">
                <text:p>5.5346703</text:p>
              </table:table-cell>
              <table:table-cell office:value-type="float" office:value="20.4783003">
                <text:p>20.4783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748297">
                <text:p>3.2748297</text:p>
              </table:table-cell>
              <table:table-cell office:value-type="float" office:value="20.819098">
                <text:p>20.8190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0339336">
                <text:p>4.0339336</text:p>
              </table:table-cell>
              <table:table-cell office:value-type="float" office:value="21.2351713">
                <text:p>21.23517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6559042">
                <text:p>3.6559042</text:p>
              </table:table-cell>
              <table:table-cell office:value-type="float" office:value="11.7807084">
                <text:p>11.78070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586315">
                <text:p>6.586315</text:p>
              </table:table-cell>
              <table:table-cell office:value-type="float" office:value="11.6840582">
                <text:p>11.68405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8261264">
                <text:p>3.8261264</text:p>
              </table:table-cell>
              <table:table-cell office:value-type="float" office:value="11.9719106">
                <text:p>11.9719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350694">
                <text:p>1.5350694</text:p>
              </table:table-cell>
              <table:table-cell office:value-type="float" office:value="20.9979765">
                <text:p>20.9979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9822844">
                <text:p>4.9822844</text:p>
              </table:table-cell>
              <table:table-cell office:value-type="float" office:value="12.0466694">
                <text:p>12.0466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17879">
                <text:p>7.17879</text:p>
              </table:table-cell>
              <table:table-cell office:value-type="float" office:value="11.5162869">
                <text:p>11.51628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744775">
                <text:p>3.744775</text:p>
              </table:table-cell>
              <table:table-cell office:value-type="float" office:value="20.8785812">
                <text:p>20.87858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470037">
                <text:p>3.8470037</text:p>
              </table:table-cell>
              <table:table-cell office:value-type="float" office:value="10.8732523">
                <text:p>10.87325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5695776">
                <text:p>2.5695776</text:p>
              </table:table-cell>
              <table:table-cell office:value-type="float" office:value="21.2789648">
                <text:p>21.27896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289161">
                <text:p>4.6289161</text:p>
              </table:table-cell>
              <table:table-cell office:value-type="float" office:value="12.1951137">
                <text:p>12.19511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6209543">
                <text:p>6.6209543</text:p>
              </table:table-cell>
              <table:table-cell office:value-type="float" office:value="11.6099846">
                <text:p>11.60998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3898178">
                <text:p>6.3898178</text:p>
              </table:table-cell>
              <table:table-cell office:value-type="float" office:value="10.9451192">
                <text:p>10.94511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1542998">
                <text:p>5.1542998</text:p>
              </table:table-cell>
              <table:table-cell office:value-type="float" office:value="10.844894">
                <text:p>10.8448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615038">
                <text:p>2.4615038</text:p>
              </table:table-cell>
              <table:table-cell office:value-type="float" office:value="20.9454903">
                <text:p>20.94549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110194">
                <text:p>4.3110194</text:p>
              </table:table-cell>
              <table:table-cell office:value-type="float" office:value="21.0246203">
                <text:p>21.02462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5157737">
                <text:p>6.5157737</text:p>
              </table:table-cell>
              <table:table-cell office:value-type="float" office:value="10.8492145">
                <text:p>10.84921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438796">
                <text:p>2.3438796</text:p>
              </table:table-cell>
              <table:table-cell office:value-type="float" office:value="21.2852671">
                <text:p>21.28526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441324">
                <text:p>1.5441324</text:p>
              </table:table-cell>
              <table:table-cell office:value-type="float" office:value="20.8473725">
                <text:p>20.84737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9636632">
                <text:p>3.9636632</text:p>
              </table:table-cell>
              <table:table-cell office:value-type="float" office:value="11.8661027">
                <text:p>11.86610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5455113">
                <text:p>3.5455113</text:p>
              </table:table-cell>
              <table:table-cell office:value-type="float" office:value="20.8095685">
                <text:p>20.80956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369923">
                <text:p>4.6369923</text:p>
              </table:table-cell>
              <table:table-cell office:value-type="float" office:value="20.2022635">
                <text:p>20.20226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995398">
                <text:p>3.0995398</text:p>
              </table:table-cell>
              <table:table-cell office:value-type="float" office:value="20.3618237">
                <text:p>20.36182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7390153">
                <text:p>4.7390153</text:p>
              </table:table-cell>
              <table:table-cell office:value-type="float" office:value="11.1072034">
                <text:p>11.10720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7038888">
                <text:p>5.7038888</text:p>
              </table:table-cell>
              <table:table-cell office:value-type="float" office:value="11.5641902">
                <text:p>11.56419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688638">
                <text:p>6.688638</text:p>
              </table:table-cell>
              <table:table-cell office:value-type="float" office:value="11.6552322">
                <text:p>11.65523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2037658">
                <text:p>2.2037658</text:p>
              </table:table-cell>
              <table:table-cell office:value-type="float" office:value="21.6050441">
                <text:p>21.60504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925397">
                <text:p>3.0925397</text:p>
              </table:table-cell>
              <table:table-cell office:value-type="float" office:value="20.3998272">
                <text:p>20.39982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4964366">
                <text:p>6.4964366</text:p>
              </table:table-cell>
              <table:table-cell office:value-type="float" office:value="11.113557">
                <text:p>11.1135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9185014">
                <text:p>3.9185014</text:p>
              </table:table-cell>
              <table:table-cell office:value-type="float" office:value="21.0823341">
                <text:p>21.08233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503069">
                <text:p>3.5503069</text:p>
              </table:table-cell>
              <table:table-cell office:value-type="float" office:value="20.8538382">
                <text:p>20.85383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800044">
                <text:p>2.0800044</text:p>
              </table:table-cell>
              <table:table-cell office:value-type="float" office:value="20.6447004">
                <text:p>20.6447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1795865">
                <text:p>5.1795865</text:p>
              </table:table-cell>
              <table:table-cell office:value-type="float" office:value="11.4278234">
                <text:p>11.42782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1512094">
                <text:p>4.1512094</text:p>
              </table:table-cell>
              <table:table-cell office:value-type="float" office:value="20.5665984">
                <text:p>20.56659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595248">
                <text:p>3.3595248</text:p>
              </table:table-cell>
              <table:table-cell office:value-type="float" office:value="11.6908256">
                <text:p>11.6908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3242646">
                <text:p>3.3242646</text:p>
              </table:table-cell>
              <table:table-cell office:value-type="float" office:value="10.7806806">
                <text:p>10.7806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5037679">
                <text:p>3.5037679</text:p>
              </table:table-cell>
              <table:table-cell office:value-type="float" office:value="20.9561425">
                <text:p>20.95614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4813742">
                <text:p>4.4813742</text:p>
              </table:table-cell>
              <table:table-cell office:value-type="float" office:value="10.713025">
                <text:p>10.7130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4728701">
                <text:p>5.4728701</text:p>
              </table:table-cell>
              <table:table-cell office:value-type="float" office:value="11.7946714">
                <text:p>11.79467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4313827">
                <text:p>6.4313827</text:p>
              </table:table-cell>
              <table:table-cell office:value-type="float" office:value="10.8518471">
                <text:p>10.85184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344033">
                <text:p>3.8344033</text:p>
              </table:table-cell>
              <table:table-cell office:value-type="float" office:value="22.0532455">
                <text:p>22.05324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5346849">
                <text:p>6.5346849</text:p>
              </table:table-cell>
              <table:table-cell office:value-type="float" office:value="11.7919236">
                <text:p>11.79192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7991208">
                <text:p>3.7991208</text:p>
              </table:table-cell>
              <table:table-cell office:value-type="float" office:value="10.8874983">
                <text:p>10.88749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28303">
                <text:p>3.428303</text:p>
              </table:table-cell>
              <table:table-cell office:value-type="float" office:value="21.3826808">
                <text:p>21.38268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8411956">
                <text:p>5.8411956</text:p>
              </table:table-cell>
              <table:table-cell office:value-type="float" office:value="12.0079272">
                <text:p>12.00792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493762">
                <text:p>3.8493762</text:p>
              </table:table-cell>
              <table:table-cell office:value-type="float" office:value="11.6656399">
                <text:p>11.66563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3070373">
                <text:p>4.3070373</text:p>
              </table:table-cell>
              <table:table-cell office:value-type="float" office:value="12.092929">
                <text:p>12.0929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808762">
                <text:p>1.0808762</text:p>
              </table:table-cell>
              <table:table-cell office:value-type="float" office:value="20.8151513">
                <text:p>20.81515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2292126">
                <text:p>2.2292126</text:p>
              </table:table-cell>
              <table:table-cell office:value-type="float" office:value="21.3613995">
                <text:p>21.36139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4512314">
                <text:p>5.4512314</text:p>
              </table:table-cell>
              <table:table-cell office:value-type="float" office:value="20.7676854">
                <text:p>20.76768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3036978">
                <text:p>4.3036978</text:p>
              </table:table-cell>
              <table:table-cell office:value-type="float" office:value="11.6530926">
                <text:p>11.65309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244265">
                <text:p>3.8244265</text:p>
              </table:table-cell>
              <table:table-cell office:value-type="float" office:value="20.8203814">
                <text:p>20.82038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8365895">
                <text:p>4.8365895</text:p>
              </table:table-cell>
              <table:table-cell office:value-type="float" office:value="11.1806616">
                <text:p>11.18066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8349284">
                <text:p>3.8349284</text:p>
              </table:table-cell>
              <table:table-cell office:value-type="float" office:value="20.7530061">
                <text:p>20.75300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1555442">
                <text:p>5.1555442</text:p>
              </table:table-cell>
              <table:table-cell office:value-type="float" office:value="12.2928426">
                <text:p>12.29284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050016">
                <text:p>4.1050016</text:p>
              </table:table-cell>
              <table:table-cell office:value-type="float" office:value="11.7104996">
                <text:p>11.71049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9689993">
                <text:p>5.9689993</text:p>
              </table:table-cell>
              <table:table-cell office:value-type="float" office:value="11.7939877">
                <text:p>11.79398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5325955">
                <text:p>4.5325955</text:p>
              </table:table-cell>
              <table:table-cell office:value-type="float" office:value="11.6105429">
                <text:p>11.61054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0891111">
                <text:p>6.0891111</text:p>
              </table:table-cell>
              <table:table-cell office:value-type="float" office:value="11.0135254">
                <text:p>11.01352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1229922">
                <text:p>6.1229922</text:p>
              </table:table-cell>
              <table:table-cell office:value-type="float" office:value="11.6044219">
                <text:p>11.60442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0333639">
                <text:p>6.0333639</text:p>
              </table:table-cell>
              <table:table-cell office:value-type="float" office:value="11.8671678">
                <text:p>11.86716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9715493">
                <text:p>4.9715493</text:p>
              </table:table-cell>
              <table:table-cell office:value-type="float" office:value="11.7619837">
                <text:p>11.76198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903155">
                <text:p>1.6903155</text:p>
              </table:table-cell>
              <table:table-cell office:value-type="float" office:value="21.1208055">
                <text:p>21.12080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16045">
                <text:p>1.916045</text:p>
              </table:table-cell>
              <table:table-cell office:value-type="float" office:value="20.5344313">
                <text:p>20.53443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458641">
                <text:p>4.1458641</text:p>
              </table:table-cell>
              <table:table-cell office:value-type="float" office:value="11.4593617">
                <text:p>11.45936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6286014">
                <text:p>5.6286014</text:p>
              </table:table-cell>
              <table:table-cell office:value-type="float" office:value="11.0699647">
                <text:p>11.06996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124671">
                <text:p>4.3124671</text:p>
              </table:table-cell>
              <table:table-cell office:value-type="float" office:value="20.3495524">
                <text:p>20.34955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4362589">
                <text:p>7.4362589</text:p>
              </table:table-cell>
              <table:table-cell office:value-type="float" office:value="11.8385578">
                <text:p>11.83855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0567331">
                <text:p>4.0567331</text:p>
              </table:table-cell>
              <table:table-cell office:value-type="float" office:value="20.0795431">
                <text:p>20.07954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3949946">
                <text:p>5.3949946</text:p>
              </table:table-cell>
              <table:table-cell office:value-type="float" office:value="11.1046462">
                <text:p>11.10464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2160508">
                <text:p>4.2160508</text:p>
              </table:table-cell>
              <table:table-cell office:value-type="float" office:value="11.021296">
                <text:p>11.021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1244553">
                <text:p>4.1244553</text:p>
              </table:table-cell>
              <table:table-cell office:value-type="float" office:value="20.5898863">
                <text:p>20.58988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1878308">
                <text:p>7.1878308</text:p>
              </table:table-cell>
              <table:table-cell office:value-type="float" office:value="11.2820897">
                <text:p>11.28208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5955332">
                <text:p>4.5955332</text:p>
              </table:table-cell>
              <table:table-cell office:value-type="float" office:value="21.5144239">
                <text:p>21.51442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4699353">
                <text:p>5.4699353</text:p>
              </table:table-cell>
              <table:table-cell office:value-type="float" office:value="11.6379467">
                <text:p>11.63794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5059553">
                <text:p>2.5059553</text:p>
              </table:table-cell>
              <table:table-cell office:value-type="float" office:value="19.8200515">
                <text:p>19.82005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3010833">
                <text:p>6.3010833</text:p>
              </table:table-cell>
              <table:table-cell office:value-type="float" office:value="11.6268651">
                <text:p>11.62686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8421259">
                <text:p>3.8421259</text:p>
              </table:table-cell>
              <table:table-cell office:value-type="float" office:value="20.4390538">
                <text:p>20.43905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2936847">
                <text:p>6.2936847</text:p>
              </table:table-cell>
              <table:table-cell office:value-type="float" office:value="11.2597046">
                <text:p>11.25970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2463652">
                <text:p>6.2463652</text:p>
              </table:table-cell>
              <table:table-cell office:value-type="float" office:value="11.8595894">
                <text:p>11.85958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5514614">
                <text:p>4.5514614</text:p>
              </table:table-cell>
              <table:table-cell office:value-type="float" office:value="12.1702084">
                <text:p>12.17020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61887">
                <text:p>4.361887</text:p>
              </table:table-cell>
              <table:table-cell office:value-type="float" office:value="21.1931435">
                <text:p>21.19314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955474">
                <text:p>5.4955474</text:p>
              </table:table-cell>
              <table:table-cell office:value-type="float" office:value="20.7479193">
                <text:p>20.74791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8674973">
                <text:p>4.8674973</text:p>
              </table:table-cell>
              <table:table-cell office:value-type="float" office:value="11.3383708">
                <text:p>11.33837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1403422">
                <text:p>4.1403422</text:p>
              </table:table-cell>
              <table:table-cell office:value-type="float" office:value="10.8639452">
                <text:p>10.86394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0233166">
                <text:p>4.0233166</text:p>
              </table:table-cell>
              <table:table-cell office:value-type="float" office:value="20.5880357">
                <text:p>20.58803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352554">
                <text:p>1.7352554</text:p>
              </table:table-cell>
              <table:table-cell office:value-type="float" office:value="21.5330426">
                <text:p>21.53304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871237">
                <text:p>3.871237</text:p>
              </table:table-cell>
              <table:table-cell office:value-type="float" office:value="20.4540169">
                <text:p>20.45401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2165678">
                <text:p>3.2165678</text:p>
              </table:table-cell>
              <table:table-cell office:value-type="float" office:value="20.7055251">
                <text:p>20.70552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8243606">
                <text:p>5.8243606</text:p>
              </table:table-cell>
              <table:table-cell office:value-type="float" office:value="11.1989827">
                <text:p>11.19898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636864">
                <text:p>3.636864</text:p>
              </table:table-cell>
              <table:table-cell office:value-type="float" office:value="21.3225884">
                <text:p>21.32258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6181561">
                <text:p>6.6181561</text:p>
              </table:table-cell>
              <table:table-cell office:value-type="float" office:value="11.3662315">
                <text:p>11.36623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5744543">
                <text:p>5.5744543</text:p>
              </table:table-cell>
              <table:table-cell office:value-type="float" office:value="12.4408075">
                <text:p>12.44080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3223068">
                <text:p>3.3223068</text:p>
              </table:table-cell>
              <table:table-cell office:value-type="float" office:value="21.5908186">
                <text:p>21.59081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951767">
                <text:p>6.0951767</text:p>
              </table:table-cell>
              <table:table-cell office:value-type="float" office:value="11.5022676">
                <text:p>11.50226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5793193">
                <text:p>3.5793193</text:p>
              </table:table-cell>
              <table:table-cell office:value-type="float" office:value="21.2929253">
                <text:p>21.29292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9262838">
                <text:p>5.9262838</text:p>
              </table:table-cell>
              <table:table-cell office:value-type="float" office:value="10.809268">
                <text:p>10.8092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4859859">
                <text:p>5.4859859</text:p>
              </table:table-cell>
              <table:table-cell office:value-type="float" office:value="12.3663516">
                <text:p>12.36635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9624352">
                <text:p>6.9624352</text:p>
              </table:table-cell>
              <table:table-cell office:value-type="float" office:value="11.3454987">
                <text:p>11.34549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853222">
                <text:p>5.853222</text:p>
              </table:table-cell>
              <table:table-cell office:value-type="float" office:value="11.8171955">
                <text:p>11.81719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56415">
                <text:p>4.56415</text:p>
              </table:table-cell>
              <table:table-cell office:value-type="float" office:value="20.2849528">
                <text:p>20.28495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4236418">
                <text:p>3.4236418</text:p>
              </table:table-cell>
              <table:table-cell office:value-type="float" office:value="21.8864476">
                <text:p>21.88644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4978332">
                <text:p>2.4978332</text:p>
              </table:table-cell>
              <table:table-cell office:value-type="float" office:value="12.2015253">
                <text:p>12.20152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407939">
                <text:p>5.407939</text:p>
              </table:table-cell>
              <table:table-cell office:value-type="float" office:value="12.0087285">
                <text:p>12.00872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040372">
                <text:p>3.2040372</text:p>
              </table:table-cell>
              <table:table-cell office:value-type="float" office:value="20.7332286">
                <text:p>20.73322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1491541">
                <text:p>5.1491541</text:p>
              </table:table-cell>
              <table:table-cell office:value-type="float" office:value="10.6943469">
                <text:p>10.69434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7396999">
                <text:p>4.7396999</text:p>
              </table:table-cell>
              <table:table-cell office:value-type="float" office:value="21.99686">
                <text:p>21.996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534477">
                <text:p>3.4534477</text:p>
              </table:table-cell>
              <table:table-cell office:value-type="float" office:value="20.1553003">
                <text:p>20.15530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5688582">
                <text:p>5.5688582</text:p>
              </table:table-cell>
              <table:table-cell office:value-type="float" office:value="11.5517117">
                <text:p>11.55171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8569164">
                <text:p>3.8569164</text:p>
              </table:table-cell>
              <table:table-cell office:value-type="float" office:value="11.0251611">
                <text:p>11.02516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940422">
                <text:p>2.2940422</text:p>
              </table:table-cell>
              <table:table-cell office:value-type="float" office:value="20.7121852">
                <text:p>20.71218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0263439">
                <text:p>4.0263439</text:p>
              </table:table-cell>
              <table:table-cell office:value-type="float" office:value="20.769872">
                <text:p>20.7698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2633134">
                <text:p>4.2633134</text:p>
              </table:table-cell>
              <table:table-cell office:value-type="float" office:value="11.6862423">
                <text:p>11.68624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0477976">
                <text:p>5.0477976</text:p>
              </table:table-cell>
              <table:table-cell office:value-type="float" office:value="11.5940684">
                <text:p>11.59406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8576079">
                <text:p>6.8576079</text:p>
              </table:table-cell>
              <table:table-cell office:value-type="float" office:value="11.1778153">
                <text:p>11.17781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4061269">
                <text:p>4.4061269</text:p>
              </table:table-cell>
              <table:table-cell office:value-type="float" office:value="20.9333961">
                <text:p>20.93339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7721442">
                <text:p>4.7721442</text:p>
              </table:table-cell>
              <table:table-cell office:value-type="float" office:value="20.7849002">
                <text:p>20.78490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9060966">
                <text:p>4.9060966</text:p>
              </table:table-cell>
              <table:table-cell office:value-type="float" office:value="11.3663354">
                <text:p>11.36633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287306">
                <text:p>2.9287306</text:p>
              </table:table-cell>
              <table:table-cell office:value-type="float" office:value="21.8569072">
                <text:p>21.85690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7322286">
                <text:p>2.7322286</text:p>
              </table:table-cell>
              <table:table-cell office:value-type="float" office:value="20.8029646">
                <text:p>20.80296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3778684">
                <text:p>2.3778684</text:p>
              </table:table-cell>
              <table:table-cell office:value-type="float" office:value="20.3503826">
                <text:p>20.35038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7284561">
                <text:p>3.7284561</text:p>
              </table:table-cell>
              <table:table-cell office:value-type="float" office:value="12.2477645">
                <text:p>12.24776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9831013">
                <text:p>3.9831013</text:p>
              </table:table-cell>
              <table:table-cell office:value-type="float" office:value="20.5751941">
                <text:p>20.57519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3569534">
                <text:p>4.3569534</text:p>
              </table:table-cell>
              <table:table-cell office:value-type="float" office:value="21.0890947">
                <text:p>21.08909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9790233">
                <text:p>2.9790233</text:p>
              </table:table-cell>
              <table:table-cell office:value-type="float" office:value="11.3375697">
                <text:p>11.33756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3663355">
                <text:p>5.3663355</text:p>
              </table:table-cell>
              <table:table-cell office:value-type="float" office:value="12.022266">
                <text:p>12.0222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433766">
                <text:p>5.433766</text:p>
              </table:table-cell>
              <table:table-cell office:value-type="float" office:value="11.5595958">
                <text:p>11.55959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8787255">
                <text:p>4.8787255</text:p>
              </table:table-cell>
              <table:table-cell office:value-type="float" office:value="11.9030293">
                <text:p>11.90302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8088906">
                <text:p>3.8088906</text:p>
              </table:table-cell>
              <table:table-cell office:value-type="float" office:value="20.3662386">
                <text:p>20.36623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4926435">
                <text:p>6.4926435</text:p>
              </table:table-cell>
              <table:table-cell office:value-type="float" office:value="11.8524329">
                <text:p>11.85243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1796572">
                <text:p>7.1796572</text:p>
              </table:table-cell>
              <table:table-cell office:value-type="float" office:value="10.9211844">
                <text:p>10.92118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5338916">
                <text:p>5.5338916</text:p>
              </table:table-cell>
              <table:table-cell office:value-type="float" office:value="12.0479585">
                <text:p>12.04795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0441119">
                <text:p>6.0441119</text:p>
              </table:table-cell>
              <table:table-cell office:value-type="float" office:value="11.5085398">
                <text:p>11.50853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0928723">
                <text:p>3.0928723</text:p>
              </table:table-cell>
              <table:table-cell office:value-type="float" office:value="20.6157049">
                <text:p>20.61570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14932">
                <text:p>5.14932</text:p>
              </table:table-cell>
              <table:table-cell office:value-type="float" office:value="11.6672132">
                <text:p>11.66721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5746852">
                <text:p>5.5746852</text:p>
              </table:table-cell>
              <table:table-cell office:value-type="float" office:value="12.259694">
                <text:p>12.2596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4926723">
                <text:p>3.4926723</text:p>
              </table:table-cell>
              <table:table-cell office:value-type="float" office:value="21.1151478">
                <text:p>21.11514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0902016">
                <text:p>3.0902016</text:p>
              </table:table-cell>
              <table:table-cell office:value-type="float" office:value="21.4279235">
                <text:p>21.42792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2381935">
                <text:p>2.2381935</text:p>
              </table:table-cell>
              <table:table-cell office:value-type="float" office:value="19.9019144">
                <text:p>19.90191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9462301">
                <text:p>4.9462301</text:p>
              </table:table-cell>
              <table:table-cell office:value-type="float" office:value="11.1445752">
                <text:p>11.14457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2943497">
                <text:p>4.2943497</text:p>
              </table:table-cell>
              <table:table-cell office:value-type="float" office:value="20.5473875">
                <text:p>20.5473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359202">
                <text:p>6.7359202</text:p>
              </table:table-cell>
              <table:table-cell office:value-type="float" office:value="11.7541643">
                <text:p>11.75416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4885765">
                <text:p>3.4885765</text:p>
              </table:table-cell>
              <table:table-cell office:value-type="float" office:value="21.14969">
                <text:p>21.149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0072262">
                <text:p>6.0072262</text:p>
              </table:table-cell>
              <table:table-cell office:value-type="float" office:value="11.4475412">
                <text:p>11.44754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1044769">
                <text:p>5.1044769</text:p>
              </table:table-cell>
              <table:table-cell office:value-type="float" office:value="11.2892227">
                <text:p>11.28922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7886917">
                <text:p>2.7886917</text:p>
              </table:table-cell>
              <table:table-cell office:value-type="float" office:value="20.4055513">
                <text:p>20.40555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8642716">
                <text:p>3.8642716</text:p>
              </table:table-cell>
              <table:table-cell office:value-type="float" office:value="21.7909536">
                <text:p>21.79095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9721385">
                <text:p>3.9721385</text:p>
              </table:table-cell>
              <table:table-cell office:value-type="float" office:value="20.719886">
                <text:p>20.7198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2112516">
                <text:p>3.2112516</text:p>
              </table:table-cell>
              <table:table-cell office:value-type="float" office:value="20.3450575">
                <text:p>20.34505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5803124">
                <text:p>4.5803124</text:p>
              </table:table-cell>
              <table:table-cell office:value-type="float" office:value="21.1058578">
                <text:p>21.10585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6413127">
                <text:p>4.6413127</text:p>
              </table:table-cell>
              <table:table-cell office:value-type="float" office:value="11.8692713">
                <text:p>11.86927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19131">
                <text:p>4.19131</text:p>
              </table:table-cell>
              <table:table-cell office:value-type="float" office:value="12.3917812">
                <text:p>12.39178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0025627">
                <text:p>3.0025627</text:p>
              </table:table-cell>
              <table:table-cell office:value-type="float" office:value="21.2453234">
                <text:p>21.24532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08995">
                <text:p>4.08995</text:p>
              </table:table-cell>
              <table:table-cell office:value-type="float" office:value="21.0552768">
                <text:p>21.05527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0239972">
                <text:p>3.0239972</text:p>
              </table:table-cell>
              <table:table-cell office:value-type="float" office:value="21.2397256">
                <text:p>21.23972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9698176">
                <text:p>4.9698176</text:p>
              </table:table-cell>
              <table:table-cell office:value-type="float" office:value="11.954796">
                <text:p>11.9547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9226176">
                <text:p>4.9226176</text:p>
              </table:table-cell>
              <table:table-cell office:value-type="float" office:value="11.8101478">
                <text:p>11.81014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4579487">
                <text:p>6.4579487</text:p>
              </table:table-cell>
              <table:table-cell office:value-type="float" office:value="12.2015738">
                <text:p>12.20157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9620803">
                <text:p>5.9620803</text:p>
              </table:table-cell>
              <table:table-cell office:value-type="float" office:value="12.1669942">
                <text:p>12.16699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5586155">
                <text:p>4.5586155</text:p>
              </table:table-cell>
              <table:table-cell office:value-type="float" office:value="21.8461387">
                <text:p>21.84613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6669896">
                <text:p>2.6669896</text:p>
              </table:table-cell>
              <table:table-cell office:value-type="float" office:value="20.7109296">
                <text:p>20.71092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5080488">
                <text:p>6.5080488</text:p>
              </table:table-cell>
              <table:table-cell office:value-type="float" office:value="11.4181341">
                <text:p>11.41813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6932297">
                <text:p>2.6932297</text:p>
              </table:table-cell>
              <table:table-cell office:value-type="float" office:value="20.6136134">
                <text:p>20.61361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5979546">
                <text:p>3.5979546</text:p>
              </table:table-cell>
              <table:table-cell office:value-type="float" office:value="21.3178614">
                <text:p>21.31786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5409079">
                <text:p>6.5409079</text:p>
              </table:table-cell>
              <table:table-cell office:value-type="float" office:value="10.3856917">
                <text:p>10.38569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4752859">
                <text:p>5.4752859</text:p>
              </table:table-cell>
              <table:table-cell office:value-type="float" office:value="-1.6318562">
                <text:p>-1.63185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6830929">
                <text:p>4.6830929</text:p>
              </table:table-cell>
              <table:table-cell office:value-type="float" office:value="11.1466597">
                <text:p>11.14665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8010337">
                <text:p>1.8010337</text:p>
              </table:table-cell>
              <table:table-cell office:value-type="float" office:value="21.2706117">
                <text:p>21.27061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7172622">
                <text:p>4.7172622</text:p>
              </table:table-cell>
              <table:table-cell office:value-type="float" office:value="11.7285474">
                <text:p>11.72854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6210958">
                <text:p>3.6210958</text:p>
              </table:table-cell>
              <table:table-cell office:value-type="float" office:value="20.229062">
                <text:p>20.2290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6907479">
                <text:p>2.6907479</text:p>
              </table:table-cell>
              <table:table-cell office:value-type="float" office:value="20.4285772">
                <text:p>20.42857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702516">
                <text:p>6.702516</text:p>
              </table:table-cell>
              <table:table-cell office:value-type="float" office:value="10.8064811">
                <text:p>10.80648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7156506">
                <text:p>4.7156506</text:p>
              </table:table-cell>
              <table:table-cell office:value-type="float" office:value="11.1977588">
                <text:p>11.19775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2824665">
                <text:p>6.2824665</text:p>
              </table:table-cell>
              <table:table-cell office:value-type="float" office:value="11.7722297">
                <text:p>11.77222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98781">
                <text:p>5.98781</text:p>
              </table:table-cell>
              <table:table-cell office:value-type="float" office:value="11.3787385">
                <text:p>11.37873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5366877">
                <text:p>3.5366877</text:p>
              </table:table-cell>
              <table:table-cell office:value-type="float" office:value="20.7725764">
                <text:p>20.77257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5200686">
                <text:p>5.5200686</text:p>
              </table:table-cell>
              <table:table-cell office:value-type="float" office:value="11.5020172">
                <text:p>11.50201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9661078">
                <text:p>5.9661078</text:p>
              </table:table-cell>
              <table:table-cell office:value-type="float" office:value="11.5039812">
                <text:p>11.50398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9484478">
                <text:p>3.9484478</text:p>
              </table:table-cell>
              <table:table-cell office:value-type="float" office:value="11.9051756">
                <text:p>11.90517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6884419">
                <text:p>2.6884419</text:p>
              </table:table-cell>
              <table:table-cell office:value-type="float" office:value="20.2977294">
                <text:p>20.29772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2273867">
                <text:p>4.2273867</text:p>
              </table:table-cell>
              <table:table-cell office:value-type="float" office:value="11.3941008">
                <text:p>11.39410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1614422">
                <text:p>6.1614422</text:p>
              </table:table-cell>
              <table:table-cell office:value-type="float" office:value="19.8477043">
                <text:p>19.84770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0813406">
                <text:p>3.0813406</text:p>
              </table:table-cell>
              <table:table-cell office:value-type="float" office:value="20.5119649">
                <text:p>20.51196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9300102">
                <text:p>2.9300102</text:p>
              </table:table-cell>
              <table:table-cell office:value-type="float" office:value="20.3845484">
                <text:p>20.38454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862512">
                <text:p>4.862512</text:p>
              </table:table-cell>
              <table:table-cell office:value-type="float" office:value="12.15322">
                <text:p>12.153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5265948">
                <text:p>3.5265948</text:p>
              </table:table-cell>
              <table:table-cell office:value-type="float" office:value="20.7685119">
                <text:p>20.76851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9835286">
                <text:p>2.9835286</text:p>
              </table:table-cell>
              <table:table-cell office:value-type="float" office:value="21.0681248">
                <text:p>21.06812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7988116">
                <text:p>6.7988116</text:p>
              </table:table-cell>
              <table:table-cell office:value-type="float" office:value="11.4105894">
                <text:p>11.41058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6922686">
                <text:p>5.6922686</text:p>
              </table:table-cell>
              <table:table-cell office:value-type="float" office:value="11.291299">
                <text:p>11.2912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2669678">
                <text:p>5.2669678</text:p>
              </table:table-cell>
              <table:table-cell office:value-type="float" office:value="11.1541792">
                <text:p>11.15417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8437823">
                <text:p>2.8437823</text:p>
              </table:table-cell>
              <table:table-cell office:value-type="float" office:value="11.8052907">
                <text:p>11.80529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3.8852938">
                <text:p>-3.8852938</text:p>
              </table:table-cell>
              <table:table-cell office:value-type="float" office:value="20.8820432">
                <text:p>20.88204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7568591">
                <text:p>5.7568591</text:p>
              </table:table-cell>
              <table:table-cell office:value-type="float" office:value="11.3120486">
                <text:p>11.31204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5301909">
                <text:p>4.5301909</text:p>
              </table:table-cell>
              <table:table-cell office:value-type="float" office:value="11.1069502">
                <text:p>11.10695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6546097">
                <text:p>3.6546097</text:p>
              </table:table-cell>
              <table:table-cell office:value-type="float" office:value="20.9084229">
                <text:p>20.90842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8018113">
                <text:p>2.8018113</text:p>
              </table:table-cell>
              <table:table-cell office:value-type="float" office:value="20.8210511">
                <text:p>20.82105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3063244">
                <text:p>6.3063244</text:p>
              </table:table-cell>
              <table:table-cell office:value-type="float" office:value="12.7133509">
                <text:p>12.71335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.5661612">
                <text:p>6.5661612</text:p>
              </table:table-cell>
              <table:table-cell office:value-type="float" office:value="12.1331889">
                <text:p>12.13318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5024327">
                <text:p>3.5024327</text:p>
              </table:table-cell>
              <table:table-cell office:value-type="float" office:value="21.7098912">
                <text:p>21.70989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6953993">
                <text:p>5.6953993</text:p>
              </table:table-cell>
              <table:table-cell office:value-type="float" office:value="11.7725389">
                <text:p>11.77253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1700362">
                <text:p>4.1700362</text:p>
              </table:table-cell>
              <table:table-cell office:value-type="float" office:value="11.3647544">
                <text:p>11.36475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9148654">
                <text:p>4.9148654</text:p>
              </table:table-cell>
              <table:table-cell office:value-type="float" office:value="10.7631217">
                <text:p>10.76312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4060286">
                <text:p>5.4060286</text:p>
              </table:table-cell>
              <table:table-cell office:value-type="float" office:value="11.2825424">
                <text:p>11.28254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7008796">
                <text:p>2.7008796</text:p>
              </table:table-cell>
              <table:table-cell office:value-type="float" office:value="20.6454187">
                <text:p>20.64541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41625">
                <text:p>2.3141625</text:p>
              </table:table-cell>
              <table:table-cell office:value-type="float" office:value="20.3833844">
                <text:p>20.38338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3739419">
                <text:p>5.3739419</text:p>
              </table:table-cell>
              <table:table-cell office:value-type="float" office:value="11.5495491">
                <text:p>11.54954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2702437">
                <text:p>6.2702437</text:p>
              </table:table-cell>
              <table:table-cell office:value-type="float" office:value="11.7120367">
                <text:p>11.71203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9672337">
                <text:p>3.9672337</text:p>
              </table:table-cell>
              <table:table-cell office:value-type="float" office:value="20.534437">
                <text:p>20.5344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1555586">
                <text:p>5.1555586</text:p>
              </table:table-cell>
              <table:table-cell office:value-type="float" office:value="12.1147472">
                <text:p>12.11474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9088796">
                <text:p>2.9088796</text:p>
              </table:table-cell>
              <table:table-cell office:value-type="float" office:value="20.8645533">
                <text:p>20.86455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2109013">
                <text:p>4.2109013</text:p>
              </table:table-cell>
              <table:table-cell office:value-type="float" office:value="20.9751385">
                <text:p>20.97513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6443311">
                <text:p>1.6443311</text:p>
              </table:table-cell>
              <table:table-cell office:value-type="float" office:value="21.568419">
                <text:p>21.5684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6020738">
                <text:p>4.6020738</text:p>
              </table:table-cell>
              <table:table-cell office:value-type="float" office:value="11.819406">
                <text:p>11.8194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1750736">
                <text:p>1.1750736</text:p>
              </table:table-cell>
              <table:table-cell office:value-type="float" office:value="20.6069462">
                <text:p>20.60694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9728718">
                <text:p>4.9728718</text:p>
              </table:table-cell>
              <table:table-cell office:value-type="float" office:value="11.9074345">
                <text:p>11.90743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4620551">
                <text:p>5.4620551</text:p>
              </table:table-cell>
              <table:table-cell office:value-type="float" office:value="21.3711529">
                <text:p>21.37115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4598602">
                <text:p>5.4598602</text:p>
              </table:table-cell>
              <table:table-cell office:value-type="float" office:value="11.099048">
                <text:p>11.0990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